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Title">
      <style:paragraph-properties fo:text-align="center"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left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text-align="center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P34" style:family="paragraph" style:parent-style-name="Standard">
      <style:paragraph-properties fo:text-align="center"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Title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Title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P53" style:family="paragraph" style:parent-style-name="Standard">
      <style:paragraph-properties fo:text-align="justify" fo:break-before="auto" fo:text-indent="1.27cm" fo:line-height="115%" style:writing-mode="lr-tb"/>
    </style:style>
    <style:style style:name="T53_1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T54_155" style:family="text"/>
    <style:style style:name="T54_156" style:family="text"/>
    <style:style style:name="T54_157" style:family="text"/>
    <style:style style:name="T54_158" style:family="text"/>
    <style:style style:name="T54_159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P56" style:family="paragraph" style:parent-style-name="Heading_20_1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fo:margin-top="0cm" style:writing-mode="lr-tb"/>
    </style:style>
    <style:style style:name="T60_1" style:family="text">
      <style:text-properties fo:background-color="#ffffff" fo:color="#222222"/>
    </style:style>
    <style:style style:name="T60_2" style:family="text">
      <style:text-properties fo:background-color="#ffffff" fo:color="#222222"/>
    </style:style>
    <style:style style:name="T60_3" style:family="text">
      <style:text-properties fo:background-color="#ffffff" fo:color="#222222"/>
    </style:style>
    <style:style style:name="T60_4" style:family="text">
      <style:text-properties fo:background-color="#ffffff" fo:color="#222222"/>
    </style:style>
    <style:style style:name="T60_5" style:family="text">
      <style:text-properties fo:background-color="#ffffff" fo:color="#222222"/>
    </style:style>
    <style:style style:name="T60_6" style:family="text">
      <style:text-properties fo:background-color="#ffffff" fo:color="#222222"/>
    </style:style>
    <style:style style:name="T60_7" style:family="text">
      <style:text-properties fo:background-color="#ffffff" fo:color="#222222"/>
    </style:style>
    <style:style style:name="T60_8" style:family="text">
      <style:text-properties fo:background-color="#ffffff" fo:color="#222222"/>
    </style:style>
    <style:style style:name="T60_9" style:family="text">
      <style:text-properties fo:background-color="#ffffff" fo:color="#222222"/>
    </style:style>
    <style:style style:name="T60_10" style:family="text">
      <style:text-properties fo:background-color="#ffffff" fo:color="#222222"/>
    </style:style>
    <style:style style:name="T60_11" style:family="text">
      <style:text-properties fo:background-color="#ffffff" fo:color="#222222"/>
    </style:style>
    <style:style style:name="T60_12" style:family="text">
      <style:text-properties fo:background-color="#ffffff" fo:color="#222222"/>
    </style:style>
    <style:style style:name="T60_13" style:family="text">
      <style:text-properties fo:background-color="#ffffff" fo:color="#222222"/>
    </style:style>
    <style:style style:name="T60_14" style:family="text">
      <style:text-properties fo:background-color="#ffffff" fo:color="#222222"/>
    </style:style>
    <style:style style:name="T60_15" style:family="text">
      <style:text-properties fo:background-color="#ffffff" fo:color="#222222"/>
    </style:style>
    <style:style style:name="P61" style:family="paragraph" style:parent-style-name="Standard">
      <style:paragraph-properties fo:text-align="justify" fo:break-before="auto" fo:line-height="115%" fo:margin-top="0cm" style:writing-mode="lr-tb"/>
    </style:style>
    <style:style style:name="T61_1" style:family="text">
      <style:text-properties fo:background-color="#ffffff" fo:color="#222222"/>
    </style:style>
    <style:style style:name="T61_2" style:family="text">
      <style:text-properties fo:background-color="#ffffff" fo:color="#222222"/>
    </style:style>
    <style:style style:name="T61_3" style:family="text">
      <style:text-properties fo:background-color="#ffffff" fo:color="#222222"/>
    </style:style>
    <style:style style:name="T61_4" style:family="text">
      <style:text-properties fo:background-color="#ffffff" fo:color="#222222"/>
    </style:style>
    <style:style style:name="T61_5" style:family="text">
      <style:text-properties fo:background-color="#ffffff" fo:color="#222222"/>
    </style:style>
    <style:style style:name="T61_6" style:family="text">
      <style:text-properties fo:background-color="#ffffff" fo:color="#222222"/>
    </style:style>
    <style:style style:name="T61_7" style:family="text">
      <style:text-properties fo:background-color="#ffffff" fo:color="#222222"/>
    </style:style>
    <style:style style:name="T61_8" style:family="text">
      <style:text-properties fo:background-color="#ffffff" fo:color="#222222"/>
    </style:style>
    <style:style style:name="T61_9" style:family="text">
      <style:text-properties fo:background-color="#ffffff" fo:color="#222222"/>
    </style:style>
    <style:style style:name="T61_10" style:family="text">
      <style:text-properties fo:background-color="#ffffff" fo:color="#222222"/>
    </style:style>
    <style:style style:name="T61_11" style:family="text">
      <style:text-properties fo:background-color="#ffffff" fo:color="#222222"/>
    </style:style>
    <style:style style:name="T61_12" style:family="text">
      <style:text-properties fo:background-color="#ffffff" fo:color="#222222"/>
    </style:style>
    <style:style style:name="T61_13" style:family="text">
      <style:text-properties fo:background-color="#ffffff" fo:color="#222222"/>
    </style:style>
    <style:style style:name="T61_14" style:family="text">
      <style:text-properties fo:background-color="#ffffff" fo:color="#222222"/>
    </style:style>
    <style:style style:name="T61_15" style:family="text">
      <style:text-properties fo:background-color="#ffffff" fo:color="#222222"/>
    </style:style>
    <style:style style:name="T61_16" style:family="text">
      <style:text-properties fo:background-color="#ffffff" fo:color="#222222"/>
    </style:style>
    <style:style style:name="T61_17" style:family="text">
      <style:text-properties fo:background-color="#ffffff" fo:color="#222222"/>
    </style:style>
    <style:style style:name="T61_18" style:family="text">
      <style:text-properties fo:background-color="#ffffff" fo:color="#222222"/>
    </style:style>
    <style:style style:name="T61_19" style:family="text">
      <style:text-properties fo:background-color="#ffffff" fo:color="#222222"/>
    </style:style>
    <style:style style:name="T61_20" style:family="text">
      <style:text-properties fo:background-color="#ffffff" fo:color="#222222"/>
    </style:style>
    <style:style style:name="T61_21" style:family="text">
      <style:text-properties fo:background-color="#ffffff" fo:color="#222222"/>
    </style:style>
    <style:style style:name="P62" style:family="paragraph" style:parent-style-name="Standard">
      <style:paragraph-properties fo:text-align="justify" fo:break-before="auto" fo:line-height="115%" fo:margin-top="0cm" style:writing-mode="lr-tb"/>
    </style:style>
    <style:style style:name="T62_1" style:family="text">
      <style:text-properties fo:background-color="#ffffff" fo:color="#222222"/>
    </style:style>
    <style:style style:name="T62_2" style:family="text">
      <style:text-properties fo:background-color="#ffffff" fo:color="#222222"/>
    </style:style>
    <style:style style:name="T62_3" style:family="text">
      <style:text-properties fo:background-color="#ffffff" fo:color="#222222"/>
    </style:style>
    <style:style style:name="T62_4" style:family="text">
      <style:text-properties fo:background-color="#ffffff" fo:color="#222222"/>
    </style:style>
    <style:style style:name="T62_5" style:family="text">
      <style:text-properties fo:background-color="#ffffff" fo:color="#222222"/>
    </style:style>
    <style:style style:name="T62_6" style:family="text">
      <style:text-properties fo:background-color="#ffffff" fo:color="#222222"/>
    </style:style>
    <style:style style:name="T62_7" style:family="text">
      <style:text-properties fo:background-color="#ffffff" fo:color="#222222"/>
    </style:style>
    <style:style style:name="T62_8" style:family="text">
      <style:text-properties fo:background-color="#ffffff" fo:color="#222222"/>
    </style:style>
    <style:style style:name="T62_9" style:family="text">
      <style:text-properties fo:background-color="#ffffff" fo:color="#222222"/>
    </style:style>
    <style:style style:name="T62_10" style:family="text">
      <style:text-properties fo:background-color="#ffffff" fo:color="#222222"/>
    </style:style>
    <style:style style:name="T62_11" style:family="text">
      <style:text-properties fo:background-color="#ffffff" fo:color="#222222"/>
    </style:style>
    <style:style style:name="T62_12" style:family="text">
      <style:text-properties fo:background-color="#ffffff" fo:color="#222222"/>
    </style:style>
    <style:style style:name="T62_13" style:family="text">
      <style:text-properties fo:background-color="#ffffff" fo:color="#222222"/>
    </style:style>
    <style:style style:name="T62_14" style:family="text">
      <style:text-properties fo:background-color="#ffffff" fo:color="#222222"/>
    </style:style>
    <style:style style:name="T62_15" style:family="text">
      <style:text-properties fo:background-color="#ffffff" fo:color="#222222"/>
    </style:style>
    <style:style style:name="T62_16" style:family="text">
      <style:text-properties fo:background-color="#ffffff" fo:color="#222222"/>
    </style:style>
    <style:style style:name="T62_17" style:family="text">
      <style:text-properties fo:background-color="#ffffff" fo:color="#222222"/>
    </style:style>
    <style:style style:name="P63" style:family="paragraph" style:parent-style-name="Standard">
      <style:paragraph-properties fo:text-align="justify" fo:break-before="auto" fo:line-height="115%" fo:margin-top="0cm" style:writing-mode="lr-tb"/>
    </style:style>
    <style:style style:name="T63_1" style:family="text">
      <style:text-properties fo:background-color="#ffffff" fo:color="#222222"/>
    </style:style>
    <style:style style:name="T63_2" style:family="text">
      <style:text-properties fo:background-color="#ffffff" fo:color="#222222"/>
    </style:style>
    <style:style style:name="T63_3" style:family="text">
      <style:text-properties fo:background-color="#ffffff" fo:color="#222222"/>
    </style:style>
    <style:style style:name="T63_4" style:family="text">
      <style:text-properties fo:background-color="#ffffff" fo:color="#222222"/>
    </style:style>
    <style:style style:name="T63_5" style:family="text">
      <style:text-properties fo:background-color="#ffffff" fo:color="#222222"/>
    </style:style>
    <style:style style:name="T63_6" style:family="text">
      <style:text-properties fo:background-color="#ffffff" fo:color="#222222"/>
    </style:style>
    <style:style style:name="T63_7" style:family="text">
      <style:text-properties fo:background-color="#ffffff" fo:color="#222222"/>
    </style:style>
    <style:style style:name="T63_8" style:family="text">
      <style:text-properties fo:background-color="#ffffff" fo:color="#222222"/>
    </style:style>
    <style:style style:name="T63_9" style:family="text">
      <style:text-properties fo:background-color="#ffffff" fo:color="#222222"/>
    </style:style>
    <style:style style:name="T63_10" style:family="text">
      <style:text-properties fo:background-color="#ffffff" fo:color="#222222"/>
    </style:style>
    <style:style style:name="T63_11" style:family="text">
      <style:text-properties fo:background-color="#ffffff" fo:color="#222222"/>
    </style:style>
    <style:style style:name="T63_12" style:family="text">
      <style:text-properties fo:background-color="#ffffff" fo:color="#222222"/>
    </style:style>
    <style:style style:name="T63_13" style:family="text">
      <style:text-properties fo:background-color="#ffffff" fo:color="#222222"/>
    </style:style>
    <style:style style:name="T63_14" style:family="text">
      <style:text-properties fo:background-color="#ffffff" fo:color="#222222"/>
    </style:style>
    <style:style style:name="T63_15" style:family="text">
      <style:text-properties fo:background-color="#ffffff" fo:color="#222222"/>
    </style:style>
    <style:style style:name="T63_16" style:family="text">
      <style:text-properties fo:background-color="#ffffff" fo:color="#222222"/>
    </style:style>
    <style:style style:name="T63_17" style:family="text">
      <style:text-properties fo:background-color="#ffffff" fo:color="#222222"/>
    </style:style>
    <style:style style:name="T63_18" style:family="text">
      <style:text-properties fo:background-color="#ffffff" fo:color="#222222"/>
    </style:style>
    <style:style style:name="T63_19" style:family="text">
      <style:text-properties fo:background-color="#ffffff" fo:color="#222222"/>
    </style:style>
    <style:style style:name="T63_20" style:family="text">
      <style:text-properties fo:background-color="#ffffff" fo:color="#222222"/>
    </style:style>
    <style:style style:name="T63_21" style:family="text">
      <style:text-properties fo:background-color="#ffffff" fo:color="#222222"/>
    </style:style>
    <style:style style:name="T63_22" style:family="text">
      <style:text-properties fo:background-color="#ffffff" fo:color="#222222"/>
    </style:style>
    <style:style style:name="T63_23" style:family="text">
      <style:text-properties fo:background-color="#ffffff" fo:color="#222222"/>
    </style:style>
    <style:style style:name="T63_24" style:family="text">
      <style:text-properties fo:background-color="#ffffff" fo:color="#222222"/>
    </style:style>
    <style:style style:name="T63_25" style:family="text">
      <style:text-properties fo:background-color="#ffffff" fo:color="#222222"/>
    </style:style>
    <style:style style:name="T63_26" style:family="text">
      <style:text-properties fo:background-color="#ffffff" fo:color="#222222"/>
    </style:style>
    <style:style style:name="T63_27" style:family="text">
      <style:text-properties fo:background-color="#ffffff" fo:color="#222222"/>
    </style:style>
    <style:style style:name="T63_28" style:family="text">
      <style:text-properties fo:background-color="#ffffff" fo:color="#222222"/>
    </style:style>
    <style:style style:name="T63_29" style:family="text">
      <style:text-properties fo:background-color="#ffffff" fo:color="#222222"/>
    </style:style>
    <style:style style:name="T63_30" style:family="text">
      <style:text-properties fo:background-color="#ffffff" fo:color="#222222"/>
    </style:style>
    <style:style style:name="P64" style:family="paragraph" style:parent-style-name="Standard">
      <style:paragraph-properties fo:text-align="justify" fo:break-before="auto" fo:line-height="115%" fo:margin-top="0cm" style:writing-mode="lr-tb"/>
    </style:style>
    <style:style style:name="T64_1" style:family="text">
      <style:text-properties fo:background-color="#ffffff" fo:color="#222222"/>
    </style:style>
    <style:style style:name="T64_2" style:family="text">
      <style:text-properties fo:background-color="#ffffff" fo:color="#222222"/>
    </style:style>
    <style:style style:name="T64_3" style:family="text">
      <style:text-properties fo:background-color="#ffffff" fo:color="#222222"/>
    </style:style>
    <style:style style:name="T64_4" style:family="text">
      <style:text-properties fo:background-color="#ffffff" fo:color="#222222"/>
    </style:style>
    <style:style style:name="T64_5" style:family="text">
      <style:text-properties fo:background-color="#ffffff" fo:color="#222222"/>
    </style:style>
    <style:style style:name="T64_6" style:family="text">
      <style:text-properties fo:background-color="#ffffff" fo:color="#222222"/>
    </style:style>
    <style:style style:name="T64_7" style:family="text">
      <style:text-properties fo:background-color="#ffffff" fo:color="#222222"/>
    </style:style>
    <style:style style:name="T64_8" style:family="text">
      <style:text-properties fo:background-color="#ffffff" fo:color="#222222"/>
    </style:style>
    <style:style style:name="T64_9" style:family="text">
      <style:text-properties fo:background-color="#ffffff" fo:color="#222222"/>
    </style:style>
    <style:style style:name="T64_10" style:family="text">
      <style:text-properties fo:background-color="#ffffff" fo:color="#222222"/>
    </style:style>
    <style:style style:name="T64_11" style:family="text">
      <style:text-properties fo:background-color="#ffffff" fo:color="#222222"/>
    </style:style>
    <style:style style:name="T64_12" style:family="text">
      <style:text-properties fo:background-color="#ffffff" fo:color="#222222"/>
    </style:style>
    <style:style style:name="T64_13" style:family="text">
      <style:text-properties fo:background-color="#ffffff" fo:color="#222222"/>
    </style:style>
    <style:style style:name="T64_14" style:family="text">
      <style:text-properties fo:background-color="#ffffff" fo:color="#222222"/>
    </style:style>
    <style:style style:name="T64_15" style:family="text">
      <style:text-properties fo:background-color="#ffffff" fo:color="#222222"/>
    </style:style>
    <style:style style:name="T64_16" style:family="text">
      <style:text-properties fo:background-color="#ffffff" fo:color="#222222"/>
    </style:style>
    <style:style style:name="T64_17" style:family="text">
      <style:text-properties fo:background-color="#ffffff" fo:color="#222222"/>
    </style:style>
    <style:style style:name="T64_18" style:family="text">
      <style:text-properties fo:background-color="#ffffff" fo:color="#222222"/>
    </style:style>
    <style:style style:name="T64_19" style:family="text">
      <style:text-properties fo:background-color="#ffffff" fo:color="#222222"/>
    </style:style>
    <style:style style:name="P65" style:family="paragraph" style:parent-style-name="Standard">
      <style:paragraph-properties fo:text-align="justify" fo:break-before="auto" fo:line-height="115%" fo:margin-top="0cm" style:writing-mode="lr-tb"/>
    </style:style>
    <style:style style:name="T65_1" style:family="text">
      <style:text-properties fo:background-color="#ffffff" fo:color="#222222"/>
    </style:style>
    <style:style style:name="T65_2" style:family="text">
      <style:text-properties fo:background-color="#ffffff" fo:color="#222222"/>
    </style:style>
    <style:style style:name="T65_3" style:family="text">
      <style:text-properties fo:background-color="#ffffff" fo:color="#222222"/>
    </style:style>
    <style:style style:name="T65_4" style:family="text">
      <style:text-properties fo:background-color="#ffffff" fo:color="#222222"/>
    </style:style>
    <style:style style:name="T65_5" style:family="text">
      <style:text-properties fo:background-color="#ffffff" fo:color="#222222"/>
    </style:style>
    <style:style style:name="T65_6" style:family="text">
      <style:text-properties fo:background-color="#ffffff" fo:color="#222222"/>
    </style:style>
    <style:style style:name="T65_7" style:family="text">
      <style:text-properties fo:background-color="#ffffff" fo:color="#222222"/>
    </style:style>
    <style:style style:name="T65_8" style:family="text">
      <style:text-properties fo:background-color="#ffffff" fo:color="#222222"/>
    </style:style>
    <style:style style:name="T65_9" style:family="text">
      <style:text-properties fo:background-color="#ffffff" fo:color="#222222"/>
    </style:style>
    <style:style style:name="T65_10" style:family="text">
      <style:text-properties fo:background-color="#ffffff" fo:color="#222222"/>
    </style:style>
    <style:style style:name="T65_11" style:family="text">
      <style:text-properties fo:background-color="#ffffff" fo:color="#222222"/>
    </style:style>
    <style:style style:name="T65_12" style:family="text">
      <style:text-properties fo:background-color="#ffffff" fo:color="#222222"/>
    </style:style>
    <style:style style:name="T65_13" style:family="text">
      <style:text-properties fo:background-color="#ffffff" fo:color="#222222"/>
    </style:style>
    <style:style style:name="T65_14" style:family="text">
      <style:text-properties fo:background-color="#ffffff" fo:color="#222222"/>
    </style:style>
    <style:style style:name="T65_15" style:family="text">
      <style:text-properties fo:background-color="#ffffff" fo:color="#222222"/>
    </style:style>
    <style:style style:name="T65_16" style:family="text">
      <style:text-properties fo:background-color="#ffffff" fo:color="#222222"/>
    </style:style>
    <style:style style:name="T65_17" style:family="text">
      <style:text-properties fo:background-color="#ffffff" fo:color="#222222"/>
    </style:style>
    <style:style style:name="P66" style:family="paragraph" style:parent-style-name="Standard">
      <style:paragraph-properties fo:text-align="justify" fo:break-before="auto" fo:line-height="115%" fo:margin-top="0cm" style:writing-mode="lr-tb"/>
    </style:style>
    <style:style style:name="T66_1" style:family="text">
      <style:text-properties fo:background-color="#ffffff" fo:color="#222222"/>
    </style:style>
    <style:style style:name="T66_2" style:family="text">
      <style:text-properties fo:background-color="#ffffff" fo:color="#222222"/>
    </style:style>
    <style:style style:name="T66_3" style:family="text">
      <style:text-properties fo:background-color="#ffffff" fo:color="#222222"/>
    </style:style>
    <style:style style:name="T66_4" style:family="text">
      <style:text-properties fo:background-color="#ffffff" fo:color="#222222"/>
    </style:style>
    <style:style style:name="T66_5" style:family="text">
      <style:text-properties fo:background-color="#ffffff" fo:color="#222222"/>
    </style:style>
    <style:style style:name="T66_6" style:family="text">
      <style:text-properties fo:background-color="#ffffff" fo:color="#222222"/>
    </style:style>
    <style:style style:name="T66_7" style:family="text">
      <style:text-properties fo:background-color="#ffffff" fo:color="#222222"/>
    </style:style>
    <style:style style:name="T66_8" style:family="text">
      <style:text-properties fo:background-color="#ffffff" fo:color="#222222"/>
    </style:style>
    <style:style style:name="T66_9" style:family="text">
      <style:text-properties fo:background-color="#ffffff" fo:color="#222222"/>
    </style:style>
    <style:style style:name="P6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7_1" style:family="text">
      <style:text-properties fo:background-color="#ffffff"/>
    </style:style>
    <style:style style:name="T67_2" style:family="text">
      <style:text-properties fo:background-color="#ffffff"/>
    </style:style>
    <style:style style:name="T67_3" style:family="text">
      <style:text-properties fo:background-color="#ffffff"/>
    </style:style>
    <style:style style:name="T67_4" style:family="text">
      <style:text-properties fo:background-color="#ffffff"/>
    </style:style>
    <style:style style:name="T67_5" style:family="text">
      <style:text-properties fo:background-color="#ffffff"/>
    </style:style>
    <style:style style:name="T67_6" style:family="text">
      <style:text-properties fo:background-color="#ffffff"/>
    </style:style>
    <style:style style:name="T67_7" style:family="text">
      <style:text-properties fo:background-color="#ffffff"/>
    </style:style>
    <style:style style:name="T67_8" style:family="text">
      <style:text-properties fo:background-color="#ffffff"/>
    </style:style>
    <style:style style:name="T67_9" style:family="text">
      <style:text-properties fo:background-color="#ffffff"/>
    </style:style>
    <style:style style:name="T67_10" style:family="text">
      <style:text-properties fo:background-color="#ffffff"/>
    </style:style>
    <style:style style:name="T67_11" style:family="text">
      <style:text-properties fo:background-color="#ffffff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1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Title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Heading_20_1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Title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>
      <style:text-properties fo:color="#1155cc" style:text-underline-style="solid" style:text-underline-color="font-color"/>
    </style:style>
    <style:style style:name="T91_40" style:family="text"/>
    <style:style style:name="T91_41" style:family="text">
      <style:text-properties fo:color="#1155cc" style:text-underline-style="solid" style:text-underline-color="font-color"/>
    </style:style>
    <style:style style:name="T91_42" style:family="text"/>
    <style:style style:name="T91_43" style:family="text">
      <style:text-properties fo:color="#1155cc" style:text-underline-style="solid" style:text-underline-color="font-color"/>
    </style:style>
    <style:style style:name="T91_44" style:family="text"/>
    <style:style style:name="T91_45" style:family="text">
      <style:text-properties fo:color="#1155cc" style:text-underline-style="solid" style:text-underline-color="font-color"/>
    </style:style>
    <style:style style:name="T91_46" style:family="text"/>
    <style:style style:name="T91_47" style:family="text">
      <style:text-properties fo:color="#1155cc" style:text-underline-style="solid" style:text-underline-color="font-color"/>
    </style:style>
    <style:style style:name="T91_48" style:family="text"/>
    <style:style style:name="T91_49" style:family="text">
      <style:text-properties fo:color="#1155cc" style:text-underline-style="solid" style:text-underline-color="font-color"/>
    </style:style>
    <style:style style:name="T91_50" style:family="text"/>
    <style:style style:name="T91_51" style:family="text">
      <style:text-properties fo:color="#1155cc" style:text-underline-style="solid" style:text-underline-color="font-color"/>
    </style:style>
    <style:style style:name="T91_52" style:family="text"/>
    <style:style style:name="T91_53" style:family="text">
      <style:text-properties fo:color="#1155cc" style:text-underline-style="solid" style:text-underline-color="font-color"/>
    </style:style>
    <style:style style:name="T91_54" style:family="text"/>
    <style:style style:name="T91_55" style:family="text">
      <style:text-properties fo:color="#1155cc" style:text-underline-style="solid" style:text-underline-color="font-color"/>
    </style:style>
    <style:style style:name="T91_56" style:family="text"/>
    <style:style style:name="T91_57" style:family="text">
      <style:text-properties fo:color="#1155cc" style:text-underline-style="solid" style:text-underline-color="font-color"/>
    </style:style>
    <style:style style:name="T91_58" style:family="text"/>
    <style:style style:name="T91_59" style:family="text">
      <style:text-properties fo:color="#1155cc" style:text-underline-style="solid" style:text-underline-color="font-color"/>
    </style:style>
    <style:style style:name="T91_60" style:family="text"/>
    <style:style style:name="T91_61" style:family="text">
      <style:text-properties fo:color="#1155cc" style:text-underline-style="solid" style:text-underline-color="font-color"/>
    </style:style>
    <style:style style:name="T91_62" style:family="text"/>
    <style:style style:name="T91_63" style:family="text">
      <style:text-properties fo:color="#1155cc" style:text-underline-style="solid" style:text-underline-color="font-color"/>
    </style:style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P92" style:family="paragraph" style:parent-style-name="Standard">
      <style:paragraph-properties fo:text-align="justify" fo:break-before="auto" fo:line-height="115%" style:writing-mode="lr-tb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Title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P103" style:family="paragraph" style:parent-style-name="Standard">
      <style:paragraph-properties fo:text-align="justify" fo:break-before="auto" fo:line-height="115%" style:writing-mode="lr-tb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Title">
      <style:paragraph-properties fo:text-align="justify"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/>
    <style:style style:name="T111_150" style:family="text"/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T111_161" style:family="text"/>
    <style:style style:name="T111_162" style:family="text"/>
    <style:style style:name="T111_163" style:family="text"/>
    <style:style style:name="T111_164" style:family="text"/>
    <style:style style:name="T111_165" style:family="text"/>
    <style:style style:name="T111_166" style:family="text"/>
    <style:style style:name="T111_167" style:family="text"/>
    <style:style style:name="T111_168" style:family="text"/>
    <style:style style:name="T111_169" style:family="text"/>
    <style:style style:name="T111_170" style:family="text"/>
    <style:style style:name="T111_171" style:family="text"/>
    <style:style style:name="T111_172" style:family="text"/>
    <style:style style:name="T111_173" style:family="text"/>
    <style:style style:name="T111_174" style:family="text"/>
    <style:style style:name="T111_175" style:family="text"/>
    <style:style style:name="T111_176" style:family="text"/>
    <style:style style:name="T111_177" style:family="text"/>
    <style:style style:name="T111_178" style:family="text"/>
    <style:style style:name="T111_179" style:family="text"/>
    <style:style style:name="T111_180" style:family="text"/>
    <style:style style:name="T111_181" style:family="text"/>
    <style:style style:name="T111_182" style:family="text"/>
    <style:style style:name="T111_183" style:family="text"/>
    <style:style style:name="T111_184" style:family="text"/>
    <style:style style:name="T111_185" style:family="text"/>
    <style:style style:name="T111_186" style:family="text"/>
    <style:style style:name="T111_187" style:family="text"/>
    <style:style style:name="T111_188" style:family="text"/>
    <style:style style:name="T111_189" style:family="text"/>
    <style:style style:name="T111_190" style:family="text"/>
    <style:style style:name="T111_191" style:family="text"/>
    <style:style style:name="T111_192" style:family="text"/>
    <style:style style:name="T111_193" style:family="text"/>
    <style:style style:name="T111_194" style:family="text"/>
    <style:style style:name="T111_195" style:family="text"/>
    <style:style style:name="T111_196" style:family="text"/>
    <style:style style:name="T111_197" style:family="text"/>
    <style:style style:name="T111_198" style:family="text"/>
    <style:style style:name="T111_199" style:family="text"/>
    <style:style style:name="T111_200" style:family="text"/>
    <style:style style:name="T111_201" style:family="text"/>
    <style:style style:name="T111_202" style:family="text"/>
    <style:style style:name="T111_203" style:family="text"/>
    <style:style style:name="T111_204" style:family="text"/>
    <style:style style:name="T111_205" style:family="text"/>
    <style:style style:name="T111_206" style:family="text"/>
    <style:style style:name="T111_207" style:family="text"/>
    <style:style style:name="T111_208" style:family="text"/>
    <style:style style:name="T111_209" style:family="text"/>
    <style:style style:name="P112" style:family="paragraph" style:parent-style-name="Standard">
      <style:paragraph-properties fo:text-align="justify"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Title">
      <style:paragraph-properties fo:break-before="auto" fo:line-height="115%" style:writing-mode="lr-tb"/>
    </style:style>
    <style:style style:name="T114_1" style:family="text"/>
    <style:style style:name="T114_2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>
      <style:text-properties fo:color="#1155cc" style:text-underline-style="solid" style:text-underline-color="font-color"/>
    </style:style>
    <style:style style:name="T116_11" style:family="text"/>
    <style:style style:name="T116_12" style:family="text">
      <style:text-properties fo:color="#1155cc" style:text-underline-style="solid" style:text-underline-color="font-color"/>
    </style:style>
    <style:style style:name="T116_13" style:family="text"/>
    <style:style style:name="T116_14" style:family="text">
      <style:text-properties fo:color="#1155cc" style:text-underline-style="solid" style:text-underline-color="font-color"/>
    </style:style>
    <style:style style:name="T116_15" style:family="text"/>
    <style:style style:name="T116_16" style:family="text">
      <style:text-properties fo:color="#1155cc" style:text-underline-style="solid" style:text-underline-color="font-color"/>
    </style:style>
    <style:style style:name="T116_17" style:family="text"/>
    <style:style style:name="T116_18" style:family="text">
      <style:text-properties fo:color="#1155cc" style:text-underline-style="solid" style:text-underline-color="font-color"/>
    </style:style>
    <style:style style:name="T116_19" style:family="text"/>
    <style:style style:name="T116_20" style:family="text">
      <style:text-properties fo:color="#1155cc" style:text-underline-style="solid" style:text-underline-color="font-color"/>
    </style:style>
    <style:style style:name="T116_21" style:family="text"/>
    <style:style style:name="T116_22" style:family="text">
      <style:text-properties fo:color="#1155cc" style:text-underline-style="solid" style:text-underline-color="font-color"/>
    </style:style>
    <style:style style:name="T116_23" style:family="text"/>
    <style:style style:name="T116_24" style:family="text">
      <style:text-properties fo:color="#1155cc" style:text-underline-style="solid" style:text-underline-color="font-color"/>
    </style:style>
    <style:style style:name="T116_25" style:family="text"/>
    <style:style style:name="T116_26" style:family="text">
      <style:text-properties fo:color="#1155cc" style:text-underline-style="solid" style:text-underline-color="font-color"/>
    </style:style>
    <style:style style:name="T116_27" style:family="text"/>
    <style:style style:name="T116_28" style:family="text">
      <style:text-properties fo:color="#1155cc" style:text-underline-style="solid" style:text-underline-color="font-color"/>
    </style:style>
    <style:style style:name="T116_29" style:family="text"/>
    <style:style style:name="T116_30" style:family="text">
      <style:text-properties fo:color="#1155cc" style:text-underline-style="solid" style:text-underline-color="font-color"/>
    </style:style>
    <style:style style:name="T116_31" style:family="text"/>
    <style:style style:name="T116_32" style:family="text">
      <style:text-properties fo:color="#1155cc" style:text-underline-style="solid" style:text-underline-color="font-color"/>
    </style:style>
    <style:style style:name="T116_33" style:family="text"/>
    <style:style style:name="T116_34" style:family="text">
      <style:text-properties fo:color="#1155cc" style:text-underline-style="solid" style:text-underline-color="font-color"/>
    </style:style>
    <style:style style:name="T116_35" style:family="text"/>
    <style:style style:name="T116_36" style:family="text">
      <style:text-properties fo:color="#1155cc" style:text-underline-style="solid" style:text-underline-color="font-color"/>
    </style:style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P117" style:family="paragraph" style:parent-style-name="Standard">
      <style:paragraph-properties fo:text-align="justify" fo:break-before="auto" fo:line-height="115%" style:writing-mode="lr-tb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>
      <style:text-properties fo:color="#1155cc" style:text-underline-style="solid" style:text-underline-color="font-color"/>
    </style:style>
    <style:style style:name="T118_11" style:family="text"/>
    <style:style style:name="T118_12" style:family="text">
      <style:text-properties fo:color="#1155cc" style:text-underline-style="solid" style:text-underline-color="font-color"/>
    </style:style>
    <style:style style:name="T118_13" style:family="text"/>
    <style:style style:name="T118_14" style:family="text">
      <style:text-properties fo:color="#1155cc" style:text-underline-style="solid" style:text-underline-color="font-color"/>
    </style:style>
    <style:style style:name="T118_15" style:family="text"/>
    <style:style style:name="T118_16" style:family="text">
      <style:text-properties fo:color="#1155cc" style:text-underline-style="solid" style:text-underline-color="font-color"/>
    </style:style>
    <style:style style:name="T118_17" style:family="text"/>
    <style:style style:name="T118_18" style:family="text">
      <style:text-properties fo:color="#1155cc" style:text-underline-style="solid" style:text-underline-color="font-color"/>
    </style:style>
    <style:style style:name="T118_19" style:family="text"/>
    <style:style style:name="T118_20" style:family="text">
      <style:text-properties fo:color="#1155cc" style:text-underline-style="solid" style:text-underline-color="font-color"/>
    </style:style>
    <style:style style:name="T118_21" style:family="text"/>
    <style:style style:name="T118_22" style:family="text">
      <style:text-properties fo:color="#1155cc" style:text-underline-style="solid" style:text-underline-color="font-color"/>
    </style:style>
    <style:style style:name="T118_23" style:family="text"/>
    <style:style style:name="T118_24" style:family="text">
      <style:text-properties fo:color="#1155cc" style:text-underline-style="solid" style:text-underline-color="font-color"/>
    </style:style>
    <style:style style:name="T118_25" style:family="text"/>
    <style:style style:name="T118_26" style:family="text">
      <style:text-properties fo:color="#1155cc" style:text-underline-style="solid" style:text-underline-color="font-color"/>
    </style:style>
    <style:style style:name="T118_27" style:family="text"/>
    <style:style style:name="T118_28" style:family="text">
      <style:text-properties fo:color="#1155cc" style:text-underline-style="solid" style:text-underline-color="font-color"/>
    </style:style>
    <style:style style:name="T118_29" style:family="text"/>
    <style:style style:name="T118_30" style:family="text">
      <style:text-properties fo:color="#1155cc" style:text-underline-style="solid" style:text-underline-color="font-color"/>
    </style:style>
    <style:style style:name="T118_31" style:family="text"/>
    <style:style style:name="T118_32" style:family="text">
      <style:text-properties fo:color="#1155cc" style:text-underline-style="solid" style:text-underline-color="font-color"/>
    </style:style>
    <style:style style:name="T118_33" style:family="text"/>
    <style:style style:name="T118_34" style:family="text">
      <style:text-properties fo:color="#1155cc" style:text-underline-style="solid" style:text-underline-color="font-color"/>
    </style:style>
    <style:style style:name="T118_35" style:family="text"/>
    <style:style style:name="T118_36" style:family="text">
      <style:text-properties fo:color="#1155cc" style:text-underline-style="solid" style:text-underline-color="font-color"/>
    </style:style>
    <style:style style:name="T118_37" style:family="text"/>
    <style:style style:name="T118_38" style:family="text">
      <style:text-properties fo:color="#1155cc" style:text-underline-style="solid" style:text-underline-color="font-color"/>
    </style:style>
    <style:style style:name="T118_39" style:family="text"/>
    <style:style style:name="T118_40" style:family="text">
      <style:text-properties fo:color="#1155cc" style:text-underline-style="solid" style:text-underline-color="font-color"/>
    </style:style>
    <style:style style:name="T118_41" style:family="text"/>
    <style:style style:name="T118_42" style:family="text">
      <style:text-properties fo:color="#1155cc" style:text-underline-style="solid" style:text-underline-color="font-color"/>
    </style:style>
    <style:style style:name="T118_43" style:family="text"/>
    <style:style style:name="T118_44" style:family="text">
      <style:text-properties fo:color="#1155cc" style:text-underline-style="solid" style:text-underline-color="font-color"/>
    </style:style>
    <style:style style:name="T118_45" style:family="text"/>
    <style:style style:name="T118_46" style:family="text">
      <style:text-properties fo:color="#1155cc" style:text-underline-style="solid" style:text-underline-color="font-color"/>
    </style:style>
    <style:style style:name="T118_47" style:family="text"/>
    <style:style style:name="T118_48" style:family="text">
      <style:text-properties fo:color="#1155cc" style:text-underline-style="solid" style:text-underline-color="font-color"/>
    </style:style>
    <style:style style:name="T118_49" style:family="text"/>
    <style:style style:name="T118_50" style:family="text">
      <style:text-properties fo:color="#1155cc" style:text-underline-style="solid" style:text-underline-color="font-color"/>
    </style:style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P119" style:family="paragraph" style:parent-style-name="Standard">
      <style:paragraph-properties fo:text-align="justify" fo:break-before="auto" fo:line-height="115%" style:writing-mode="lr-tb"/>
    </style:style>
    <style:style style:name="P120" style:family="paragraph" style:parent-style-name="Standard">
      <style:paragraph-properties fo:text-align="justify" fo:break-before="auto" fo:line-height="115%" style:writing-mode="lr-tb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P122" style:family="paragraph" style:parent-style-name="Standard">
      <style:paragraph-properties fo:text-align="center" fo:break-before="auto" fo:line-height="115%" style:writing-mode="lr-tb"/>
    </style:style>
    <style:style style:name="P123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><text:span text:style-name="T3_1">INF</text:span><text:span text:style-name="T3_2">1008<text:s/>-<text:s/></text:span><text:span text:style-name="T3_3">PROGRAMAÇÃO</text:span><text:span text:style-name="T3_4"><text:s/></text:span><text:span text:style-name="T3_5">DISTRIBUÍDA</text:span><text:span text:style-name="T3_6"><text:s/></text:span><text:span text:style-name="T3_7">E</text:span><text:span text:style-name="T3_8"><text:s/></text:span><text:span text:style-name="T3_9">PARALELA</text:span></text:p>
      <text:p text:style-name="P4"><text:span text:style-name="T4_1">Prof</text:span><text:span text:style-name="T4_2">.<text:s/></text:span><text:span text:style-name="T4_3">Cláudio</text:span><text:span text:style-name="T4_4"><text:s/></text:span><text:span text:style-name="T4_5">Fernando</text:span><text:span text:style-name="T4_6"><text:s/></text:span><text:span text:style-name="T4_7">Resin</text:span><text:span text:style-name="T4_8"><text:s/></text:span><text:span text:style-name="T4_9">Geyer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bookmark-start text:name="h.gdqw9atru8g8"/><text:bookmark-end text:name="h.gdqw9atru8g8"/><text:span text:style-name="T18_1">FindMyCar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0_1">JEFFERSON</text:span><text:span text:style-name="T30_2"><text:s/></text:span><text:span text:style-name="T30_3">RODRIGO</text:span><text:span text:style-name="T30_4"><text:s/></text:span><text:span text:style-name="T30_5">STOFFEL</text:span></text:p>
      <text:p text:style-name="P31"><text:span text:style-name="T31_1">JOÃO</text:span><text:span text:style-name="T31_2"><text:s/></text:span><text:span text:style-name="T31_3">LUIZ</text:span><text:span text:style-name="T31_4"><text:s/></text:span><text:span text:style-name="T31_5">GRAVE</text:span><text:span text:style-name="T31_6"><text:s/></text:span><text:span text:style-name="T31_7">GROSS</text:span><text:span text:style-name="T31_8"><text:s/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Porto</text:span><text:span text:style-name="T42_2"><text:s/></text:span><text:span text:style-name="T42_3">Alegre</text:span><text:span text:style-name="T42_4">,<text:s/></text:span><text:span text:style-name="T42_5">junho</text:span><text:span text:style-name="T42_6"><text:s/></text:span><text:span text:style-name="T42_7">de</text:span><text:span text:style-name="T42_8"><text:s/>2013.</text:span></text:p>
      <text:p text:style-name="P43"><text:bookmark-start text:name="h.eif3oqyqtv7u"/><text:bookmark-end text:name="h.eif3oqyqtv7u"/><text:span text:style-name="T43_1">1<text:s/></text:span><text:span text:style-name="T43_2">Problema</text:span><text:span text:style-name="T43_3"><text:s/></text:span><text:span text:style-name="T43_4">e</text:span><text:span text:style-name="T43_5"><text:s/></text:span><text:span text:style-name="T43_6">solução</text:span></text:p>
      <text:p text:style-name="P44"/>
      <text:p text:style-name="P45"><text:span text:style-name="T45_1"><text:tab/></text:span><text:span text:style-name="T45_2">Atualmente</text:span><text:span text:style-name="T45_3"><text:s/></text:span><text:span text:style-name="T45_4">um</text:span><text:span text:style-name="T45_5"><text:s/></text:span><text:span text:style-name="T45_6">problema</text:span><text:span text:style-name="T45_7"><text:s/></text:span><text:span text:style-name="T45_8">enfrentado</text:span><text:span text:style-name="T45_9"><text:s/></text:span><text:span text:style-name="T45_10">muitas</text:span><text:span text:style-name="T45_11"><text:s/></text:span><text:span text:style-name="T45_12">vezes</text:span><text:span text:style-name="T45_13"><text:s/></text:span><text:span text:style-name="T45_14">por</text:span><text:span text:style-name="T45_15"><text:s/></text:span><text:span text:style-name="T45_16">alguns</text:span><text:span text:style-name="T45_17"><text:s/></text:span><text:span text:style-name="T45_18">motoristas</text:span><text:span text:style-name="T45_19"><text:s/></text:span><text:span text:style-name="T45_20">é</text:span><text:span text:style-name="T45_21"><text:s/></text:span><text:span text:style-name="T45_22">estes</text:span><text:span text:style-name="T45_23"><text:s/></text:span><text:span text:style-name="T45_24">esquecem</text:span><text:span text:style-name="T45_25"><text:s/></text:span><text:span text:style-name="T45_26">onde</text:span><text:span text:style-name="T45_27"><text:s/></text:span><text:span text:style-name="T45_28">colocam</text:span><text:span text:style-name="T45_29"><text:s/></text:span><text:span text:style-name="T45_30">seu</text:span><text:span text:style-name="T45_31"><text:s/></text:span><text:span text:style-name="T45_32">carro</text:span><text:span text:style-name="T45_33"><text:s/></text:span><text:span text:style-name="T45_34">e</text:span><text:span text:style-name="T45_35"><text:s/></text:span><text:span text:style-name="T45_36">isso</text:span><text:span text:style-name="T45_37"><text:s/></text:span><text:span text:style-name="T45_38">gera</text:span><text:span text:style-name="T45_39"><text:s/></text:span><text:span text:style-name="T45_40">transtornos</text:span><text:span text:style-name="T45_41"><text:s/></text:span><text:span text:style-name="T45_42">ao</text:span><text:span text:style-name="T45_43"><text:s/></text:span><text:span text:style-name="T45_44">usuário</text:span><text:span text:style-name="T45_45">.<text:s/></text:span><text:span text:style-name="T45_46">A</text:span><text:span text:style-name="T45_47"><text:s/></text:span><text:span text:style-name="T45_48">proposta</text:span><text:span text:style-name="T45_49"><text:s/></text:span><text:span text:style-name="T45_50">deste</text:span><text:span text:style-name="T45_51"><text:s/></text:span><text:span text:style-name="T45_52">trabalho</text:span><text:span text:style-name="T45_53"><text:s/></text:span><text:span text:style-name="T45_54">é</text:span><text:span text:style-name="T45_55"><text:s/></text:span><text:span text:style-name="T45_56">possibilitar</text:span><text:span text:style-name="T45_57"><text:s/></text:span><text:span text:style-name="T45_58">que</text:span><text:span text:style-name="T45_59"><text:s/></text:span><text:span text:style-name="T45_60">o</text:span><text:span text:style-name="T45_61"><text:s/></text:span><text:span text:style-name="T45_62">usuário</text:span><text:span text:style-name="T45_63"><text:s/></text:span><text:span text:style-name="T45_64">encontre</text:span><text:span text:style-name="T45_65"><text:s/></text:span><text:span text:style-name="T45_66">facilmente</text:span><text:span text:style-name="T45_67"><text:s/></text:span><text:span text:style-name="T45_68">o</text:span><text:span text:style-name="T45_69"><text:s/></text:span><text:span text:style-name="T45_70">seu</text:span><text:span text:style-name="T45_71"><text:s/></text:span><text:span text:style-name="T45_72">carro</text:span><text:span text:style-name="T45_73">,<text:s/></text:span><text:span text:style-name="T45_74">não</text:span><text:span text:style-name="T45_75"><text:s/></text:span><text:span text:style-name="T45_76">mais</text:span><text:span text:style-name="T45_77"><text:s/></text:span><text:span text:style-name="T45_78">tendo</text:span><text:span text:style-name="T45_79"><text:s/></text:span><text:span text:style-name="T45_80">que</text:span><text:span text:style-name="T45_81"><text:s/></text:span><text:span text:style-name="T45_82">se</text:span><text:span text:style-name="T45_83"><text:s/></text:span><text:span text:style-name="T45_84">preocupar</text:span><text:span text:style-name="T45_85"><text:s/></text:span><text:span text:style-name="T45_86">onde</text:span><text:span text:style-name="T45_87"><text:s/></text:span><text:span text:style-name="T45_88">o</text:span><text:span text:style-name="T45_89"><text:s/></text:span><text:span text:style-name="T45_90">deixou</text:span><text:span text:style-name="T45_91">.</text:span></text:p>
      <text:p text:style-name="P46"/>
      <text:p text:style-name="P47"><text:span text:style-name="T47_1"><text:tab/></text:span><text:span text:style-name="T47_2">Para</text:span><text:span text:style-name="T47_3"><text:s/></text:span><text:span text:style-name="T47_4">atingir</text:span><text:span text:style-name="T47_5"><text:s/></text:span><text:span text:style-name="T47_6">tal</text:span><text:span text:style-name="T47_7"><text:s/></text:span><text:span text:style-name="T47_8">objetivo</text:span><text:span text:style-name="T47_9"><text:s/></text:span><text:span text:style-name="T47_10">desenvolvemos</text:span><text:span text:style-name="T47_11"><text:s/></text:span><text:span text:style-name="T47_12">uma</text:span><text:span text:style-name="T47_13"><text:s/></text:span><text:span text:style-name="T47_14">aplicação</text:span><text:span text:style-name="T47_15"><text:s/></text:span><text:span text:style-name="T47_16">para</text:span><text:span text:style-name="T47_17"><text:s/></text:span><text:span text:style-name="T47_18">a</text:span><text:span text:style-name="T47_19"><text:s/></text:span><text:span text:style-name="T47_20">plataforma</text:span><text:span text:style-name="T47_21"><text:s/></text:span><text:span text:style-name="T47_22">Android</text:span><text:span text:style-name="T47_23">,<text:s/></text:span><text:span text:style-name="T47_24">compatível</text:span><text:span text:style-name="T47_25"><text:s/></text:span><text:span text:style-name="T47_26">com</text:span><text:span text:style-name="T47_27"><text:s/></text:span><text:span text:style-name="T47_28">a</text:span><text:span text:style-name="T47_29"><text:s/></text:span><text:span text:style-name="T47_30">versão</text:span><text:span text:style-name="T47_31"><text:s/>2.3.3<text:s/></text:span><text:span text:style-name="T47_32">do</text:span><text:span text:style-name="T47_33"><text:s/></text:span><text:span text:style-name="T47_34">sistema</text:span><text:span text:style-name="T47_35"><text:s/></text:span><text:span text:style-name="T47_36">operacional</text:span><text:span text:style-name="T47_37">.<text:s/></text:span><text:span text:style-name="T47_38">O</text:span><text:span text:style-name="T47_39"><text:s/></text:span><text:span text:style-name="T47_40">usuário</text:span><text:span text:style-name="T47_41"><text:s/></text:span><text:span text:style-name="T47_42">de</text:span><text:span text:style-name="T47_43"><text:s/></text:span><text:span text:style-name="T47_44">posse</text:span><text:span text:style-name="T47_45"><text:s/></text:span><text:span text:style-name="T47_46">de</text:span><text:span text:style-name="T47_47"><text:s/></text:span><text:span text:style-name="T47_48">um</text:span><text:span text:style-name="T47_49"><text:s/></text:span><text:span text:style-name="T47_50">smartphone</text:span><text:span text:style-name="T47_51"><text:s/></text:span><text:span text:style-name="T47_52">com</text:span><text:span text:style-name="T47_53"><text:s/></text:span><text:span text:style-name="T47_54">Android</text:span><text:span text:style-name="T47_55"><text:s/></text:span><text:span text:style-name="T47_56">versão</text:span><text:span text:style-name="T47_57"><text:s/>2.3.3<text:s/></text:span><text:span text:style-name="T47_58">ou</text:span><text:span text:style-name="T47_59"><text:s/></text:span><text:span text:style-name="T47_60">superior</text:span><text:span text:style-name="T47_61"><text:s/></text:span><text:span text:style-name="T47_62">e</text:span><text:span text:style-name="T47_63"><text:s/></text:span><text:span text:style-name="T47_64">a</text:span><text:span text:style-name="T47_65"><text:s/></text:span><text:span text:style-name="T47_66">aplicação</text:span><text:span text:style-name="T47_67"><text:s/></text:span><text:span text:style-name="T47_68">instalada</text:span><text:span text:style-name="T47_69">,<text:s/></text:span><text:span text:style-name="T47_70">pode</text:span><text:span text:style-name="T47_71"><text:s/></text:span><text:span text:style-name="T47_72">marcar</text:span><text:span text:style-name="T47_73"><text:s/></text:span><text:span text:style-name="T47_74">no</text:span><text:span text:style-name="T47_75"><text:s/></text:span><text:span text:style-name="T47_76">mapa</text:span><text:span text:style-name="T47_77"><text:s/></text:span><text:span text:style-name="T47_78">a</text:span><text:span text:style-name="T47_79"><text:s/></text:span><text:span text:style-name="T47_80">posição</text:span><text:span text:style-name="T47_81"><text:s/></text:span><text:span text:style-name="T47_82">do</text:span><text:span text:style-name="T47_83"><text:s/></text:span><text:span text:style-name="T47_84">seu</text:span><text:span text:style-name="T47_85"><text:s/></text:span><text:span text:style-name="T47_86">carro</text:span><text:span text:style-name="T47_87"><text:s/></text:span><text:span text:style-name="T47_88">e</text:span><text:span text:style-name="T47_89"><text:s/></text:span><text:span text:style-name="T47_90">quando</text:span><text:span text:style-name="T47_91"><text:s/></text:span><text:span text:style-name="T47_92">desejar</text:span><text:span text:style-name="T47_93"><text:s/></text:span><text:span text:style-name="T47_94">retornar</text:span><text:span text:style-name="T47_95"><text:s/></text:span><text:span text:style-name="T47_96">a</text:span><text:span text:style-name="T47_97"><text:s/></text:span><text:span text:style-name="T47_98">ele</text:span><text:span text:style-name="T47_99">,<text:s/></text:span><text:span text:style-name="T47_100">basta</text:span><text:span text:style-name="T47_101"><text:s/></text:span><text:span text:style-name="T47_102">ativar</text:span><text:span text:style-name="T47_103"><text:s/></text:span><text:span text:style-name="T47_104">a</text:span><text:span text:style-name="T47_105"><text:s/></text:span><text:span text:style-name="T47_106">funcionalidade</text:span><text:span text:style-name="T47_107"><text:s/></text:span><text:span text:style-name="T47_108">de</text:span><text:span text:style-name="T47_109"><text:s/></text:span><text:span text:style-name="T47_110">cálculo</text:span><text:span text:style-name="T47_111"><text:s/></text:span><text:span text:style-name="T47_112">de</text:span><text:span text:style-name="T47_113"><text:s/></text:span><text:span text:style-name="T47_114">rota</text:span><text:span text:style-name="T47_115">,<text:s/></text:span><text:span text:style-name="T47_116">que</text:span><text:span text:style-name="T47_117"><text:s/></text:span><text:span text:style-name="T47_118">traça</text:span><text:span text:style-name="T47_119"><text:s/></text:span><text:span text:style-name="T47_120">uma</text:span><text:span text:style-name="T47_121"><text:s/></text:span><text:span text:style-name="T47_122">rota</text:span><text:span text:style-name="T47_123"><text:s/></text:span><text:span text:style-name="T47_124">da</text:span><text:span text:style-name="T47_125"><text:s/></text:span><text:span text:style-name="T47_126">posição</text:span><text:span text:style-name="T47_127"><text:s/></text:span><text:span text:style-name="T47_128">atual</text:span><text:span text:style-name="T47_129"><text:s/></text:span><text:span text:style-name="T47_130">do</text:span><text:span text:style-name="T47_131"><text:s/></text:span><text:span text:style-name="T47_132">usuário</text:span><text:span text:style-name="T47_133"><text:s/></text:span><text:span text:style-name="T47_134">até</text:span><text:span text:style-name="T47_135"><text:s/></text:span><text:span text:style-name="T47_136">o</text:span><text:span text:style-name="T47_137"><text:s/></text:span><text:span text:style-name="T47_138">seu</text:span><text:span text:style-name="T47_139"><text:s/></text:span><text:span text:style-name="T47_140">carro</text:span><text:span text:style-name="T47_141">.<text:s/></text:span></text:p>
      <text:p text:style-name="P48"/>
      <text:p text:style-name="P49"/>
      <text:p text:style-name="P50"><text:bookmark-start text:name="h.l0rypar2r99q"/><text:bookmark-end text:name="h.l0rypar2r99q"/><text:span text:style-name="T50_1">2<text:s/></text:span><text:span text:style-name="T50_2">Detalhamento</text:span><text:span text:style-name="T50_3"><text:s/></text:span><text:span text:style-name="T50_4">da</text:span><text:span text:style-name="T50_5"><text:s/></text:span><text:span text:style-name="T50_6">solução</text:span></text:p>
      <text:p text:style-name="P51"/>
      <text:p text:style-name="P52"><text:span text:style-name="T52_1"><text:tab/></text:span><text:span text:style-name="T52_2">Para</text:span><text:span text:style-name="T52_3"><text:s/></text:span><text:span text:style-name="T52_4">o</text:span><text:span text:style-name="T52_5"><text:s/></text:span><text:span text:style-name="T52_6">desenvolvimento</text:span><text:span text:style-name="T52_7"><text:s/></text:span><text:span text:style-name="T52_8">da</text:span><text:span text:style-name="T52_9"><text:s/></text:span><text:span text:style-name="T52_10">aplicação</text:span><text:span text:style-name="T52_11"><text:s/></text:span><text:span text:style-name="T52_12">FindMyCar</text:span><text:span text:style-name="T52_13">,<text:s/></text:span><text:span text:style-name="T52_14">estudamos</text:span><text:span text:style-name="T52_15"><text:s/></text:span><text:span text:style-name="T52_16">as</text:span><text:span text:style-name="T52_17"><text:s/></text:span><text:span text:style-name="T52_18">funcionalidades</text:span><text:span text:style-name="T52_19"><text:s/></text:span><text:span text:style-name="T52_20">embutidas</text:span><text:span text:style-name="T52_21"><text:s/></text:span><text:span text:style-name="T52_22">na</text:span><text:span text:style-name="T52_23"><text:s/></text:span><text:span text:style-name="T52_24">API</text:span><text:span text:style-name="T52_25"><text:s/></text:span><text:span text:style-name="T52_26">Google</text:span><text:span text:style-name="T52_27"><text:s/></text:span><text:span text:style-name="T52_28">Maps</text:span><text:span text:style-name="T52_29"><text:s/></text:span><text:span text:style-name="T52_30">v</text:span><text:span text:style-name="T52_31">2,<text:s/></text:span><text:span text:style-name="T52_32">a</text:span><text:span text:style-name="T52_33"><text:s/></text:span><text:span text:style-name="T52_34">mais</text:span><text:span text:style-name="T52_35"><text:s/></text:span><text:span text:style-name="T52_36">nova</text:span><text:span text:style-name="T52_37"><text:s/></text:span><text:span text:style-name="T52_38">API</text:span><text:span text:style-name="T52_39"><text:s/></text:span><text:span text:style-name="T52_40">do</text:span><text:span text:style-name="T52_41"><text:s/></text:span><text:span text:style-name="T52_42">google</text:span><text:span text:style-name="T52_43"><text:s/></text:span><text:span text:style-name="T52_44">maps</text:span><text:span text:style-name="T52_45"><text:s/></text:span><text:span text:style-name="T52_46">para</text:span><text:span text:style-name="T52_47"><text:s/></text:span><text:span text:style-name="T52_48">dispositivos</text:span><text:span text:style-name="T52_49"><text:s/></text:span><text:span text:style-name="T52_50">Android</text:span><text:span text:style-name="T52_51">.<text:s/></text:span><text:span text:style-name="T52_52">A</text:span><text:span text:style-name="T52_53"><text:s/></text:span><text:span text:style-name="T52_54">API</text:span><text:span text:style-name="T52_55"><text:s/></text:span><text:span text:style-name="T52_56">agora</text:span><text:span text:style-name="T52_57"><text:s/></text:span><text:span text:style-name="T52_58">é</text:span><text:span text:style-name="T52_59"><text:s/></text:span><text:span text:style-name="T52_60">distribuída</text:span><text:span text:style-name="T52_61"><text:s/></text:span><text:span text:style-name="T52_62">como</text:span><text:span text:style-name="T52_63"><text:s/></text:span><text:span text:style-name="T52_64">parte</text:span><text:span text:style-name="T52_65"><text:s/></text:span><text:span text:style-name="T52_66">da</text:span><text:span text:style-name="T52_67"><text:s/></text:span><text:span text:style-name="T52_68">Google</text:span><text:span text:style-name="T52_69"><text:s/></text:span><text:span text:style-name="T52_70">Play</text:span><text:span text:style-name="T52_71"><text:s/></text:span><text:span text:style-name="T52_72">services</text:span><text:span text:style-name="T52_73"><text:s/></text:span><text:span text:style-name="T52_74">SDK</text:span><text:span text:style-name="T52_75">,<text:s/></text:span><text:span text:style-name="T52_76">que</text:span><text:span text:style-name="T52_77"><text:s/></text:span><text:span text:style-name="T52_78">pode</text:span><text:span text:style-name="T52_79"><text:s/></text:span><text:span text:style-name="T52_80">ser</text:span><text:span text:style-name="T52_81"><text:s/></text:span><text:span text:style-name="T52_82">baixada</text:span><text:span text:style-name="T52_83"><text:s/></text:span><text:span text:style-name="T52_84">facilmente</text:span><text:span text:style-name="T52_85"><text:s/></text:span><text:span text:style-name="T52_86">com</text:span><text:span text:style-name="T52_87"><text:s/></text:span><text:span text:style-name="T52_88">a</text:span><text:span text:style-name="T52_89"><text:s/></text:span><text:span text:style-name="T52_90">Android</text:span><text:span text:style-name="T52_91"><text:s/></text:span><text:span text:style-name="T52_92">SDK</text:span><text:span text:style-name="T52_93"><text:s/></text:span><text:span text:style-name="T52_94">Manager</text:span><text:span text:style-name="T52_95">.<text:s/></text:span></text:p>
      <text:p text:style-name="P53"><text:span text:style-name="T53_1"><text:tab/></text:span></text:p>
      <text:p text:style-name="P54"><text:span text:style-name="T54_1"><text:tab/></text:span><text:span text:style-name="T54_2">Uma</text:span><text:span text:style-name="T54_3"><text:s/></text:span><text:span text:style-name="T54_4">mudança</text:span><text:span text:style-name="T54_5"><text:s/></text:span><text:span text:style-name="T54_6">bastante</text:span><text:span text:style-name="T54_7"><text:s/></text:span><text:span text:style-name="T54_8">interessante</text:span><text:span text:style-name="T54_9"><text:s/></text:span><text:span text:style-name="T54_10">nesta</text:span><text:span text:style-name="T54_11"><text:s/></text:span><text:span text:style-name="T54_12">nova</text:span><text:span text:style-name="T54_13"><text:s/></text:span><text:span text:style-name="T54_14">versão</text:span><text:span text:style-name="T54_15"><text:s/></text:span><text:span text:style-name="T54_16">da</text:span><text:span text:style-name="T54_17"><text:s/></text:span><text:span text:style-name="T54_18">API</text:span><text:span text:style-name="T54_19"><text:s/></text:span><text:span text:style-name="T54_20">é</text:span><text:span text:style-name="T54_21"><text:s/></text:span><text:span text:style-name="T54_22">que</text:span><text:span text:style-name="T54_23"><text:s/></text:span><text:span text:style-name="T54_24">agora</text:span><text:span text:style-name="T54_25"><text:s/></text:span><text:span text:style-name="T54_26">os</text:span><text:span text:style-name="T54_27"><text:s/></text:span><text:span text:style-name="T54_28">mapas</text:span><text:span text:style-name="T54_29"><text:s/></text:span><text:span text:style-name="T54_30">estão</text:span><text:span text:style-name="T54_31"><text:s/></text:span><text:span text:style-name="T54_32">encapsulados</text:span><text:span text:style-name="T54_33"><text:s/></text:span><text:span text:style-name="T54_34">na</text:span><text:span text:style-name="T54_35"><text:s/></text:span><text:span text:style-name="T54_36">classe</text:span><text:span text:style-name="T54_37"><text:s/></text:span><text:span text:style-name="T54_38">MapFragment</text:span><text:span text:style-name="T54_39">,<text:s/></text:span><text:span text:style-name="T54_40">uma</text:span><text:span text:style-name="T54_41"><text:s/></text:span><text:span text:style-name="T54_42">extensão</text:span><text:span text:style-name="T54_43"><text:s/></text:span><text:span text:style-name="T54_44">da</text:span><text:span text:style-name="T54_45"><text:s/></text:span><text:span text:style-name="T54_46">classe</text:span><text:span text:style-name="T54_47"><text:s/></text:span><text:span text:style-name="T54_48">Fragment</text:span><text:span text:style-name="T54_49"><text:s/></text:span><text:span text:style-name="T54_50">do</text:span><text:span text:style-name="T54_51"><text:s/></text:span><text:span text:style-name="T54_52">Android</text:span><text:span text:style-name="T54_53">,<text:s/></text:span><text:span text:style-name="T54_54">ou</text:span><text:span text:style-name="T54_55"><text:s/></text:span><text:span text:style-name="T54_56">seja</text:span><text:span text:style-name="T54_57">,<text:s/></text:span><text:span text:style-name="T54_58">é</text:span><text:span text:style-name="T54_59"><text:s/></text:span><text:span text:style-name="T54_60">possível</text:span><text:span text:style-name="T54_61"><text:s/></text:span><text:span text:style-name="T54_62">implementar</text:span><text:span text:style-name="T54_63"><text:s/></text:span><text:span text:style-name="T54_64">os</text:span><text:span text:style-name="T54_65"><text:s/></text:span><text:span text:style-name="T54_66">MapFragments</text:span><text:span text:style-name="T54_67"><text:s/></text:span><text:span text:style-name="T54_68">como</text:span><text:span text:style-name="T54_69"><text:s/></text:span><text:span text:style-name="T54_70">um</text:span><text:span text:style-name="T54_71"><text:s/></text:span><text:span text:style-name="T54_72">pedaço</text:span><text:span text:style-name="T54_73"><text:s/></text:span><text:span text:style-name="T54_74">de</text:span><text:span text:style-name="T54_75"><text:s/></text:span><text:span text:style-name="T54_76">uma</text:span><text:span text:style-name="T54_77"><text:s/></text:span><text:span text:style-name="T54_78">Activity</text:span><text:span text:style-name="T54_79"><text:s/></text:span><text:span text:style-name="T54_80">maior</text:span><text:span text:style-name="T54_81">,<text:s/></text:span><text:span text:style-name="T54_82">extendendo</text:span><text:span text:style-name="T54_83"><text:s/></text:span><text:span text:style-name="T54_84">a</text:span><text:span text:style-name="T54_85"><text:s/></text:span><text:span text:style-name="T54_86">classe</text:span><text:span text:style-name="T54_87"><text:s/></text:span><text:span text:style-name="T54_88">Activity</text:span><text:span text:style-name="T54_89"><text:s/></text:span><text:span text:style-name="T54_90">ao</text:span><text:span text:style-name="T54_91"><text:s/></text:span><text:span text:style-name="T54_92">invés</text:span><text:span text:style-name="T54_93"><text:s/></text:span><text:span text:style-name="T54_94">de</text:span><text:span text:style-name="T54_95"><text:s/></text:span><text:span text:style-name="T54_96">extender</text:span><text:span text:style-name="T54_97"><text:s/></text:span><text:span text:style-name="T54_98">a</text:span><text:span text:style-name="T54_99"><text:s/></text:span><text:span text:style-name="T54_100">classe</text:span><text:span text:style-name="T54_101"><text:s/></text:span><text:span text:style-name="T54_102">MapActivity</text:span><text:span text:style-name="T54_103"><text:s/></text:span><text:span text:style-name="T54_104">usada</text:span><text:span text:style-name="T54_105"><text:s/></text:span><text:span text:style-name="T54_106">na</text:span><text:span text:style-name="T54_107"><text:s/></text:span><text:span text:style-name="T54_108">versão</text:span><text:span text:style-name="T54_109"><text:s/>1.<text:s/></text:span><text:span text:style-name="T54_110">Como</text:span><text:span text:style-name="T54_111"><text:s/></text:span><text:span text:style-name="T54_112">mudança</text:span><text:span text:style-name="T54_113"><text:s/></text:span><text:span text:style-name="T54_114">também</text:span><text:span text:style-name="T54_115"><text:s/></text:span><text:span text:style-name="T54_116">está</text:span><text:span text:style-name="T54_117"><text:s/></text:span><text:span text:style-name="T54_118">a</text:span><text:span text:style-name="T54_119"><text:s/></text:span><text:span text:style-name="T54_120">possibilidade</text:span><text:span text:style-name="T54_121"><text:s/></text:span><text:span text:style-name="T54_122">de</text:span><text:span text:style-name="T54_123"><text:s/></text:span><text:span text:style-name="T54_124">acessar</text:span><text:span text:style-name="T54_125"><text:s/></text:span><text:span text:style-name="T54_126">mapas</text:span><text:span text:style-name="T54_127"><text:s/></text:span><text:span text:style-name="T54_128">em</text:span><text:span text:style-name="T54_129"><text:s/>3</text:span><text:span text:style-name="T54_130">D</text:span><text:span text:style-name="T54_131">,<text:s/></text:span><text:span text:style-name="T54_132">mudando</text:span><text:span text:style-name="T54_133"><text:s/></text:span><text:span text:style-name="T54_134">a</text:span><text:span text:style-name="T54_135"><text:s/></text:span><text:span text:style-name="T54_136">perspectiva</text:span><text:span text:style-name="T54_137"><text:s/></text:span><text:span text:style-name="T54_138">de</text:span><text:span text:style-name="T54_139"><text:s/></text:span><text:span text:style-name="T54_140">visão</text:span><text:span text:style-name="T54_141">.<text:s/></text:span><text:span text:style-name="T54_142">Porém</text:span><text:span text:style-name="T54_143">,<text:s/></text:span><text:span text:style-name="T54_144">para</text:span><text:span text:style-name="T54_145"><text:s/></text:span><text:span text:style-name="T54_146">nossa</text:span><text:span text:style-name="T54_147"><text:s/></text:span><text:span text:style-name="T54_148">aplicação</text:span><text:span text:style-name="T54_149"><text:s/></text:span><text:span text:style-name="T54_150">esta</text:span><text:span text:style-name="T54_151"><text:s/></text:span><text:span text:style-name="T54_152">funcionalidade</text:span><text:span text:style-name="T54_153"><text:s/></text:span><text:span text:style-name="T54_154">não</text:span><text:span text:style-name="T54_155"><text:s/></text:span><text:span text:style-name="T54_156">foi</text:span><text:span text:style-name="T54_157"><text:s/></text:span><text:span text:style-name="T54_158">explorada</text:span><text:span text:style-name="T54_159">.</text:span></text:p>
      <text:p text:style-name="P55"/>
      <text:h text:style-name="P56" text:outline-level="10"><text:bookmark-start text:name="h.dflqdowtxwra"/><text:bookmark-end text:name="h.dflqdowtxwra"/><text:span text:style-name="T56_1">2.1<text:s/></text:span><text:span text:style-name="T56_2">Classes</text:span></text:h>
      <text:p text:style-name="P57"/>
      <text:p text:style-name="P58"><text:span text:style-name="T58_1"><text:tab/></text:span><text:span text:style-name="T58_2">Nossa</text:span><text:span text:style-name="T58_3"><text:s/></text:span><text:span text:style-name="T58_4">aplicação</text:span><text:span text:style-name="T58_5"><text:s/></text:span><text:span text:style-name="T58_6">é</text:span><text:span text:style-name="T58_7"><text:s/></text:span><text:span text:style-name="T58_8">composta</text:span><text:span text:style-name="T58_9"><text:s/></text:span><text:span text:style-name="T58_10">de</text:span><text:span text:style-name="T58_11"><text:s/></text:span><text:span text:style-name="T58_12">duas</text:span><text:span text:style-name="T58_13"><text:s/></text:span><text:span text:style-name="T58_14">classes</text:span><text:span text:style-name="T58_15">.<text:s/></text:span><text:span text:style-name="T58_16">A</text:span><text:span text:style-name="T58_17"><text:s/></text:span><text:span text:style-name="T58_18">primeira</text:span><text:span text:style-name="T58_19"><text:s/></text:span><text:span text:style-name="T58_20">é</text:span><text:span text:style-name="T58_21"><text:s/></text:span><text:span text:style-name="T58_22">a</text:span><text:span text:style-name="T58_23"><text:s/></text:span><text:span text:style-name="T58_24">classe</text:span><text:span text:style-name="T58_25"><text:s/></text:span><text:span text:style-name="T58_26">da</text:span><text:span text:style-name="T58_27"><text:s/></text:span><text:span text:style-name="T58_28">Activity</text:span><text:span text:style-name="T58_29"><text:s/></text:span><text:span text:style-name="T58_30">propriamente</text:span><text:span text:style-name="T58_31"><text:s/></text:span><text:span text:style-name="T58_32">dita</text:span><text:span text:style-name="T58_33">,<text:s/></text:span><text:span text:style-name="T58_34">onde</text:span><text:span text:style-name="T58_35"><text:s/></text:span><text:span text:style-name="T58_36">implementamos</text:span><text:span text:style-name="T58_37"><text:s/></text:span><text:span text:style-name="T58_38">as</text:span><text:span text:style-name="T58_39"><text:s/></text:span><text:span text:style-name="T58_40">funções</text:span><text:span text:style-name="T58_41"><text:s/></text:span><text:span text:style-name="T58_42">de</text:span><text:span text:style-name="T58_43"><text:s/></text:span><text:span text:style-name="T58_44">callback</text:span><text:span text:style-name="T58_45"><text:s/></text:span><text:span text:style-name="T58_46">para</text:span><text:span text:style-name="T58_47"><text:s/></text:span><text:span text:style-name="T58_48">clique</text:span><text:span text:style-name="T58_49"><text:s/></text:span><text:span text:style-name="T58_50">simples</text:span><text:span text:style-name="T58_51">,<text:s/></text:span><text:span text:style-name="T58_52">clique</text:span><text:span text:style-name="T58_53"><text:s/></text:span><text:span text:style-name="T58_54">longo</text:span><text:span text:style-name="T58_55">,<text:s/></text:span><text:span text:style-name="T58_56">arraste</text:span><text:span text:style-name="T58_57"><text:s/></text:span><text:span text:style-name="T58_58">de</text:span><text:span text:style-name="T58_59"><text:s/></text:span><text:span text:style-name="T58_60">marcador</text:span><text:span text:style-name="T58_61"><text:s/></text:span><text:span text:style-name="T58_62">e</text:span><text:span text:style-name="T58_63"><text:s/></text:span><text:span text:style-name="T58_64">coleta</text:span><text:span text:style-name="T58_65"><text:s/></text:span><text:span text:style-name="T58_66">de</text:span><text:span text:style-name="T58_67"><text:s/></text:span><text:span text:style-name="T58_68">dados</text:span><text:span text:style-name="T58_69"><text:s/></text:span><text:span text:style-name="T58_70">do</text:span><text:span text:style-name="T58_71"><text:s/></text:span><text:span text:style-name="T58_72">GPS</text:span><text:span text:style-name="T58_73">.<text:s/></text:span><text:span text:style-name="T58_74">Com</text:span><text:span text:style-name="T58_75"><text:s/></text:span><text:span text:style-name="T58_76">esta</text:span><text:span text:style-name="T58_77"><text:s/></text:span><text:span text:style-name="T58_78">classe</text:span><text:span text:style-name="T58_79"><text:s/></text:span><text:span text:style-name="T58_80">implementamos</text:span><text:span text:style-name="T58_81"><text:s/></text:span><text:span text:style-name="T58_82">as</text:span><text:span text:style-name="T58_83"><text:s/></text:span><text:span text:style-name="T58_84">seguintes</text:span><text:span text:style-name="T58_85"><text:s/></text:span><text:span text:style-name="T58_86">funcionalidade</text:span><text:span text:style-name="T58_87"><text:s/></text:span><text:span text:style-name="T58_88">para</text:span><text:span text:style-name="T58_89"><text:s/></text:span><text:span text:style-name="T58_90">a</text:span><text:span text:style-name="T58_91"><text:s/></text:span><text:span text:style-name="T58_92">aplicação</text:span><text:span text:style-name="T58_93">:</text:span></text:p>
      <text:p text:style-name="P59"/>
      <text:list text:style-name="LS1" xml:id="list0">
        <text:list-item>
          <text:p text:style-name="P60"><text:span text:style-name="T60_1">criação</text:span><text:span text:style-name="T60_2"><text:s/></text:span><text:span text:style-name="T60_3">e</text:span><text:span text:style-name="T60_4"><text:s/></text:span><text:span text:style-name="T60_5">exibição</text:span><text:span text:style-name="T60_6"><text:s/></text:span><text:span text:style-name="T60_7">do</text:span><text:span text:style-name="T60_8"><text:s/></text:span><text:span text:style-name="T60_9">mapa</text:span><text:span text:style-name="T60_10"><text:s/></text:span><text:span text:style-name="T60_11">do</text:span><text:span text:style-name="T60_12"><text:s/></text:span><text:span text:style-name="T60_13">Google</text:span><text:span text:style-name="T60_14"><text:s/></text:span><text:span text:style-name="T60_15">Maps</text:span></text:p>
        </text:list-item>
        <text:list-item>
          <text:p text:style-name="P61"><text:span text:style-name="T61_1">captura</text:span><text:span text:style-name="T61_2"><text:s/></text:span><text:span text:style-name="T61_3">da</text:span><text:span text:style-name="T61_4"><text:s/></text:span><text:span text:style-name="T61_5">localização</text:span><text:span text:style-name="T61_6"><text:s/></text:span><text:span text:style-name="T61_7">do</text:span><text:span text:style-name="T61_8"><text:s/></text:span><text:span text:style-name="T61_9">usuário</text:span><text:span text:style-name="T61_10"><text:s/></text:span><text:span text:style-name="T61_11">a</text:span><text:span text:style-name="T61_12"><text:s/></text:span><text:span text:style-name="T61_13">partir</text:span><text:span text:style-name="T61_14"><text:s/></text:span><text:span text:style-name="T61_15">das</text:span><text:span text:style-name="T61_16"><text:s/></text:span><text:span text:style-name="T61_17">coordenadas</text:span><text:span text:style-name="T61_18"><text:s/></text:span><text:span text:style-name="T61_19">do</text:span><text:span text:style-name="T61_20"><text:s/></text:span><text:span text:style-name="T61_21">GPS</text:span></text:p>
        </text:list-item>
        <text:list-item>
          <text:p text:style-name="P62"><text:span text:style-name="T62_1">posicionamento</text:span><text:span text:style-name="T62_2"><text:s/></text:span><text:span text:style-name="T62_3">do</text:span><text:span text:style-name="T62_4"><text:s/></text:span><text:span text:style-name="T62_5">mapa</text:span><text:span text:style-name="T62_6"><text:s/></text:span><text:span text:style-name="T62_7">na</text:span><text:span text:style-name="T62_8"><text:s/></text:span><text:span text:style-name="T62_9">posição</text:span><text:span text:style-name="T62_10"><text:s/></text:span><text:span text:style-name="T62_11">onde</text:span><text:span text:style-name="T62_12"><text:s/></text:span><text:span text:style-name="T62_13">o</text:span><text:span text:style-name="T62_14"><text:s/></text:span><text:span text:style-name="T62_15">usuário</text:span><text:span text:style-name="T62_16"><text:s/></text:span><text:span text:style-name="T62_17">está</text:span></text:p>
        </text:list-item>
        <text:list-item>
          <text:p text:style-name="P63"><text:span text:style-name="T63_1">com</text:span><text:span text:style-name="T63_2"><text:s/></text:span><text:span text:style-name="T63_3">clique</text:span><text:span text:style-name="T63_4"><text:s/></text:span><text:span text:style-name="T63_5">longo</text:span><text:span text:style-name="T63_6"><text:s/></text:span><text:span text:style-name="T63_7">no</text:span><text:span text:style-name="T63_8"><text:s/></text:span><text:span text:style-name="T63_9">mapa</text:span><text:span text:style-name="T63_10"><text:s/></text:span><text:span text:style-name="T63_11">o</text:span><text:span text:style-name="T63_12"><text:s/></text:span><text:span text:style-name="T63_13">usuário</text:span><text:span text:style-name="T63_14"><text:s/></text:span><text:span text:style-name="T63_15">consegue</text:span><text:span text:style-name="T63_16"><text:s/></text:span><text:span text:style-name="T63_17">inserir</text:span><text:span text:style-name="T63_18"><text:s/></text:span><text:span text:style-name="T63_19">um</text:span><text:span text:style-name="T63_20"><text:s/></text:span><text:span text:style-name="T63_21">marcador</text:span><text:span text:style-name="T63_22"><text:s/>(</text:span><text:span text:style-name="T63_23">posição</text:span><text:span text:style-name="T63_24"><text:s/></text:span><text:span text:style-name="T63_25">do</text:span><text:span text:style-name="T63_26"><text:s/></text:span><text:span text:style-name="T63_27">seu</text:span><text:span text:style-name="T63_28"><text:s/></text:span><text:span text:style-name="T63_29">carro</text:span><text:span text:style-name="T63_30">)</text:span></text:p>
        </text:list-item>
        <text:list-item>
          <text:p text:style-name="P64"><text:span text:style-name="T64_1">reposicionamento</text:span><text:span text:style-name="T64_2"><text:s/></text:span><text:span text:style-name="T64_3">de</text:span><text:span text:style-name="T64_4"><text:s/></text:span><text:span text:style-name="T64_5">marcador</text:span><text:span text:style-name="T64_6"><text:s/></text:span><text:span text:style-name="T64_7">já</text:span><text:span text:style-name="T64_8"><text:s/></text:span><text:span text:style-name="T64_9">criado</text:span><text:span text:style-name="T64_10"><text:s/></text:span><text:span text:style-name="T64_11">com</text:span><text:span text:style-name="T64_12"><text:s/></text:span><text:span text:style-name="T64_13">clique</text:span><text:span text:style-name="T64_14"><text:s/></text:span><text:span text:style-name="T64_15">longo</text:span><text:span text:style-name="T64_16"><text:s/></text:span><text:span text:style-name="T64_17">e</text:span><text:span text:style-name="T64_18"><text:s/></text:span><text:span text:style-name="T64_19">arraste</text:span></text:p>
        </text:list-item>
        <text:list-item>
          <text:p text:style-name="P65"><text:span text:style-name="T65_1">movimento</text:span><text:span text:style-name="T65_2"><text:s/></text:span><text:span text:style-name="T65_3">automático</text:span><text:span text:style-name="T65_4"><text:s/></text:span><text:span text:style-name="T65_5">da</text:span><text:span text:style-name="T65_6"><text:s/></text:span><text:span text:style-name="T65_7">câmera</text:span><text:span text:style-name="T65_8"><text:s/></text:span><text:span text:style-name="T65_9">para</text:span><text:span text:style-name="T65_10"><text:s/></text:span><text:span text:style-name="T65_11">posição</text:span><text:span text:style-name="T65_12"><text:s/></text:span><text:span text:style-name="T65_13">do</text:span><text:span text:style-name="T65_14"><text:s/></text:span><text:span text:style-name="T65_15">marcador</text:span><text:span text:style-name="T65_16"><text:s/></text:span><text:span text:style-name="T65_17">selecionado</text:span></text:p>
        </text:list-item>
        <text:list-item>
          <text:p text:style-name="P66"><text:span text:style-name="T66_1">seleção</text:span><text:span text:style-name="T66_2"><text:s/></text:span><text:span text:style-name="T66_3">e</text:span><text:span text:style-name="T66_4"><text:s/></text:span><text:span text:style-name="T66_5">exclusão</text:span><text:span text:style-name="T66_6"><text:s/></text:span><text:span text:style-name="T66_7">de</text:span><text:span text:style-name="T66_8"><text:s/></text:span><text:span text:style-name="T66_9">marcadores</text:span></text:p>
        </text:list-item>
        <text:list-item>
          <text:p text:style-name="P67"><text:span text:style-name="T67_1">possibilidade</text:span><text:span text:style-name="T67_2"><text:s/></text:span><text:span text:style-name="T67_3">de</text:span><text:span text:style-name="T67_4"><text:s/></text:span><text:span text:style-name="T67_5">cancelar</text:span><text:span text:style-name="T67_6"><text:s/></text:span><text:span text:style-name="T67_7">traçado</text:span><text:span text:style-name="T67_8"><text:s/></text:span><text:span text:style-name="T67_9">da</text:span><text:span text:style-name="T67_10"><text:s/></text:span><text:span text:style-name="T67_11">rota</text:span></text:p>
        </text:list-item>
      </text:list>
      <text:p text:style-name="P68"><text:span text:style-name="T68_1"><text:tab/><text:tab/></text:span></text:p>
      <text:p text:style-name="P69"><text:span text:style-name="T69_1"><text:tab/></text:span><text:span text:style-name="T69_2">A</text:span><text:span text:style-name="T69_3"><text:s/></text:span><text:span text:style-name="T69_4">segunda</text:span><text:span text:style-name="T69_5"><text:s/></text:span><text:span text:style-name="T69_6">classe</text:span><text:span text:style-name="T69_7"><text:s/></text:span><text:span text:style-name="T69_8">é</text:span><text:span text:style-name="T69_9"><text:s/></text:span><text:span text:style-name="T69_10">dedicada</text:span><text:span text:style-name="T69_11"><text:s/></text:span><text:span text:style-name="T69_12">ao</text:span><text:span text:style-name="T69_13"><text:s/></text:span><text:span text:style-name="T69_14">cálculo</text:span><text:span text:style-name="T69_15"><text:s/></text:span><text:span text:style-name="T69_16">da</text:span><text:span text:style-name="T69_17"><text:s/></text:span><text:span text:style-name="T69_18">rota</text:span><text:span text:style-name="T69_19"><text:s/></text:span><text:span text:style-name="T69_20">entre</text:span><text:span text:style-name="T69_21"><text:s/></text:span><text:span text:style-name="T69_22">o</text:span><text:span text:style-name="T69_23"><text:s/></text:span><text:span text:style-name="T69_24">marcador</text:span><text:span text:style-name="T69_25"><text:s/></text:span><text:span text:style-name="T69_26">inserido</text:span><text:span text:style-name="T69_27"><text:s/></text:span><text:span text:style-name="T69_28">pelo</text:span><text:span text:style-name="T69_29"><text:s/></text:span><text:span text:style-name="T69_30">usuário</text:span><text:span text:style-name="T69_31"><text:s/>(</text:span><text:span text:style-name="T69_32">seu</text:span><text:span text:style-name="T69_33"><text:s/></text:span><text:span text:style-name="T69_34">carro</text:span><text:span text:style-name="T69_35">)<text:s/></text:span><text:span text:style-name="T69_36">e</text:span><text:span text:style-name="T69_37"><text:s/></text:span><text:span text:style-name="T69_38">a</text:span><text:span text:style-name="T69_39"><text:s/></text:span><text:span text:style-name="T69_40">sua</text:span><text:span text:style-name="T69_41"><text:s/></text:span><text:span text:style-name="T69_42">posição</text:span><text:span text:style-name="T69_43"><text:s/></text:span><text:span text:style-name="T69_44">atual</text:span><text:span text:style-name="T69_45">.<text:s/></text:span><text:span text:style-name="T69_46">Nesta</text:span><text:span text:style-name="T69_47"><text:s/></text:span><text:span text:style-name="T69_48">classe</text:span><text:span text:style-name="T69_49"><text:s/></text:span><text:span text:style-name="T69_50">é</text:span><text:span text:style-name="T69_51"><text:s/></text:span><text:span text:style-name="T69_52">realizada</text:span><text:span text:style-name="T69_53"><text:s/></text:span><text:span text:style-name="T69_54">uma</text:span><text:span text:style-name="T69_55"><text:s/></text:span><text:span text:style-name="T69_56">requisição</text:span><text:span text:style-name="T69_57"><text:s/></text:span><text:span text:style-name="T69_58">http</text:span><text:span text:style-name="T69_59"><text:s/></text:span><text:span text:style-name="T69_60">ao</text:span><text:span text:style-name="T69_61"><text:s/></text:span><text:span text:style-name="T69_62">servidor</text:span><text:span text:style-name="T69_63"><text:s/></text:span><text:span text:style-name="T69_64">da</text:span><text:span text:style-name="T69_65"><text:s/></text:span><text:span text:style-name="T69_66">google</text:span><text:span text:style-name="T69_67"><text:s/></text:span><text:span text:style-name="T69_68">pegando</text:span><text:span text:style-name="T69_69"><text:s/></text:span><text:span text:style-name="T69_70">a</text:span><text:span text:style-name="T69_71"><text:s/></text:span><text:span text:style-name="T69_72">rota</text:span><text:span text:style-name="T69_73"><text:s/></text:span><text:span text:style-name="T69_74">calculada</text:span><text:span text:style-name="T69_75"><text:s/></text:span><text:span text:style-name="T69_76">pelo</text:span><text:span text:style-name="T69_77"><text:s/></text:span><text:span text:style-name="T69_78">servidor</text:span><text:span text:style-name="T69_79">.<text:s/></text:span><text:span text:style-name="T69_80">De</text:span><text:span text:style-name="T69_81"><text:s/></text:span><text:span text:style-name="T69_82">posse</text:span><text:span text:style-name="T69_83"><text:s/></text:span><text:span text:style-name="T69_84">desta</text:span><text:span text:style-name="T69_85"><text:s/></text:span><text:span text:style-name="T69_86">rota</text:span><text:span text:style-name="T69_87"><text:s/></text:span><text:span text:style-name="T69_88">a</text:span><text:span text:style-name="T69_89"><text:s/></text:span><text:span text:style-name="T69_90">aplicação</text:span><text:span text:style-name="T69_91"><text:s/></text:span><text:span text:style-name="T69_92">a</text:span><text:span text:style-name="T69_93"><text:s/></text:span><text:span text:style-name="T69_94">desenha</text:span><text:span text:style-name="T69_95"><text:s/></text:span><text:span text:style-name="T69_96">sobre</text:span><text:span text:style-name="T69_97"><text:s/></text:span><text:span text:style-name="T69_98">o</text:span><text:span text:style-name="T69_99"><text:s/></text:span><text:span text:style-name="T69_100">mapa</text:span><text:span text:style-name="T69_101">.</text:span></text:p>
      <text:p text:style-name="P70"/>
      <text:h text:style-name="P71" text:outline-level="10"><text:bookmark-start text:name="h.zjfnt9o607f"/><text:bookmark-end text:name="h.zjfnt9o607f"/><text:span text:style-name="T71_1">2.2<text:s/></text:span><text:span text:style-name="T71_2">Condições</text:span><text:span text:style-name="T71_3"><text:s/></text:span><text:span text:style-name="T71_4">de</text:span><text:span text:style-name="T71_5"><text:s/></text:span><text:span text:style-name="T71_6">funcionamento</text:span></text:h>
      <text:p text:style-name="P72"/>
      <text:p text:style-name="P73"><text:span text:style-name="T73_1"><text:tab/></text:span><text:span text:style-name="T73_2">Para</text:span><text:span text:style-name="T73_3"><text:s/></text:span><text:span text:style-name="T73_4">nossa</text:span><text:span text:style-name="T73_5"><text:s/></text:span><text:span text:style-name="T73_6">aplicação</text:span><text:span text:style-name="T73_7"><text:s/></text:span><text:span text:style-name="T73_8">funcionar</text:span><text:span text:style-name="T73_9"><text:s/></text:span><text:span text:style-name="T73_10">sem</text:span><text:span text:style-name="T73_11"><text:s/></text:span><text:span text:style-name="T73_12">que</text:span><text:span text:style-name="T73_13"><text:s/></text:span><text:span text:style-name="T73_14">ocorram</text:span><text:span text:style-name="T73_15"><text:s/></text:span><text:span text:style-name="T73_16">erros</text:span><text:span text:style-name="T73_17"><text:s/></text:span><text:span text:style-name="T73_18">de</text:span><text:span text:style-name="T73_19"><text:s/></text:span><text:span text:style-name="T73_20">execução</text:span><text:span text:style-name="T73_21"><text:s/></text:span><text:span text:style-name="T73_22">temos</text:span><text:span text:style-name="T73_23"><text:s/></text:span><text:span text:style-name="T73_24">como</text:span><text:span text:style-name="T73_25"><text:s/></text:span><text:span text:style-name="T73_26">restrições</text:span><text:span text:style-name="T73_27"><text:s/></text:span><text:span text:style-name="T73_28">de</text:span><text:span text:style-name="T73_29"><text:s/></text:span><text:span text:style-name="T73_30">uso</text:span><text:span text:style-name="T73_31"><text:s/></text:span><text:span text:style-name="T73_32">o</text:span><text:span text:style-name="T73_33"><text:s/></text:span><text:span text:style-name="T73_34">GPS</text:span><text:span text:style-name="T73_35"><text:s/></text:span><text:span text:style-name="T73_36">ativo</text:span><text:span text:style-name="T73_37"><text:s/></text:span><text:span text:style-name="T73_38">do</text:span><text:span text:style-name="T73_39"><text:s/></text:span><text:span text:style-name="T73_40">smartphone</text:span><text:span text:style-name="T73_41"><text:s/></text:span><text:span text:style-name="T73_42">e</text:span><text:span text:style-name="T73_43"><text:s/></text:span><text:span text:style-name="T73_44">também</text:span><text:span text:style-name="T73_45"><text:s/></text:span><text:span text:style-name="T73_46">uma</text:span><text:span text:style-name="T73_47"><text:s/></text:span><text:span text:style-name="T73_48">conexão</text:span><text:span text:style-name="T73_49"><text:s/></text:span><text:span text:style-name="T73_50">a</text:span><text:span text:style-name="T73_51"><text:s/></text:span><text:span text:style-name="T73_52">internet</text:span><text:span text:style-name="T73_53"><text:s/></text:span><text:span text:style-name="T73_54">para</text:span><text:span text:style-name="T73_55"><text:s/></text:span><text:span text:style-name="T73_56">que</text:span><text:span text:style-name="T73_57"><text:s/></text:span><text:span text:style-name="T73_58">a</text:span><text:span text:style-name="T73_59"><text:s/></text:span><text:span text:style-name="T73_60">aplicação</text:span><text:span text:style-name="T73_61"><text:s/></text:span><text:span text:style-name="T73_62">possa</text:span><text:span text:style-name="T73_63"><text:s/></text:span><text:span text:style-name="T73_64">se</text:span><text:span text:style-name="T73_65"><text:s/></text:span><text:span text:style-name="T73_66">comunicar</text:span><text:span text:style-name="T73_67"><text:s/></text:span><text:span text:style-name="T73_68">com</text:span><text:span text:style-name="T73_69"><text:s/></text:span><text:span text:style-name="T73_70">os</text:span><text:span text:style-name="T73_71"><text:s/></text:span><text:span text:style-name="T73_72">servidores</text:span><text:span text:style-name="T73_73"><text:s/></text:span><text:span text:style-name="T73_74">distribuídos</text:span><text:span text:style-name="T73_75"><text:s/></text:span><text:span text:style-name="T73_76">da</text:span><text:span text:style-name="T73_77"><text:s/></text:span><text:span text:style-name="T73_78">google</text:span><text:span text:style-name="T73_79"><text:s/></text:span><text:span text:style-name="T73_80">para</text:span><text:span text:style-name="T73_81"><text:s/></text:span><text:span text:style-name="T73_82">obter</text:span><text:span text:style-name="T73_83"><text:s/></text:span><text:span text:style-name="T73_84">a</text:span><text:span text:style-name="T73_85"><text:s/></text:span><text:span text:style-name="T73_86">rota</text:span><text:span text:style-name="T73_87"><text:s/></text:span><text:span text:style-name="T73_88">do</text:span><text:span text:style-name="T73_89"><text:s/></text:span><text:span text:style-name="T73_90">trajeto</text:span><text:span text:style-name="T73_91">.</text:span></text:p>
      <text:p text:style-name="P74"/>
      <text:p text:style-name="P75"/>
      <text:p text:style-name="P76"><text:bookmark-start text:name="h.8cgqht6beelq"/><text:bookmark-end text:name="h.8cgqht6beelq"/><text:span text:style-name="T76_1">3<text:s/></text:span><text:span text:style-name="T76_2">Análise</text:span></text:p>
      <text:h text:style-name="P77" text:outline-level="10"><text:bookmark-start text:name="h.plvvcsvf9whx"/><text:bookmark-end text:name="h.plvvcsvf9whx"/><text:span text:style-name="T77_1">3.1<text:s/></text:span><text:span text:style-name="T77_2">Desempenho</text:span><text:span text:style-name="T77_3"><text:s/></text:span><text:span text:style-name="T77_4">e</text:span><text:span text:style-name="T77_5"><text:s/></text:span><text:span text:style-name="T77_6">Funcionalidade</text:span></text:h>
      <text:p text:style-name="P78"><text:span text:style-name="T78_1"><text:tab/></text:span></text:p>
      <text:p text:style-name="P79"><text:span text:style-name="T79_1"><text:tab/></text:span><text:span text:style-name="T79_2">O</text:span><text:span text:style-name="T79_3"><text:s/></text:span><text:span text:style-name="T79_4">aplicativo</text:span><text:span text:style-name="T79_5"><text:s/></text:span><text:span text:style-name="T79_6">cumpre</text:span><text:span text:style-name="T79_7"><text:s/></text:span><text:span text:style-name="T79_8">o</text:span><text:span text:style-name="T79_9"><text:s/></text:span><text:span text:style-name="T79_10">seu</text:span><text:span text:style-name="T79_11"><text:s/></text:span><text:span text:style-name="T79_12">objetivo</text:span><text:span text:style-name="T79_13">,<text:s/></text:span><text:span text:style-name="T79_14">pois</text:span><text:span text:style-name="T79_15"><text:s/></text:span><text:span text:style-name="T79_16">consegue</text:span><text:span text:style-name="T79_17"><text:s/></text:span><text:span text:style-name="T79_18">de</text:span><text:span text:style-name="T79_19"><text:s/></text:span><text:span text:style-name="T79_20">forma</text:span><text:span text:style-name="T79_21"><text:s/></text:span><text:span text:style-name="T79_22">eficiente</text:span><text:span text:style-name="T79_23"><text:s/></text:span><text:span text:style-name="T79_24">calcular</text:span><text:span text:style-name="T79_25"><text:s/></text:span><text:span text:style-name="T79_26">a</text:span><text:span text:style-name="T79_27"><text:s/></text:span><text:span text:style-name="T79_28">rota</text:span><text:span text:style-name="T79_29"><text:s/></text:span><text:span text:style-name="T79_30">da</text:span><text:span text:style-name="T79_31"><text:s/></text:span><text:span text:style-name="T79_32">posição</text:span><text:span text:style-name="T79_33"><text:s/></text:span><text:span text:style-name="T79_34">atual</text:span><text:span text:style-name="T79_35"><text:s/></text:span><text:span text:style-name="T79_36">do</text:span><text:span text:style-name="T79_37"><text:s/></text:span><text:span text:style-name="T79_38">usuário</text:span><text:span text:style-name="T79_39"><text:s/></text:span><text:span text:style-name="T79_40">até</text:span><text:span text:style-name="T79_41"><text:s/></text:span><text:span text:style-name="T79_42">o</text:span><text:span text:style-name="T79_43"><text:s/></text:span><text:span text:style-name="T79_44">seu</text:span><text:span text:style-name="T79_45"><text:s/></text:span><text:span text:style-name="T79_46">carro</text:span><text:span text:style-name="T79_47">,<text:s/></text:span><text:span text:style-name="T79_48">fornecendo</text:span><text:span text:style-name="T79_49"><text:s/></text:span><text:span text:style-name="T79_50">o</text:span><text:span text:style-name="T79_51"><text:s/></text:span><text:span text:style-name="T79_52">auxílio</text:span><text:span text:style-name="T79_53"><text:s/></text:span><text:span text:style-name="T79_54">que</text:span><text:span text:style-name="T79_55"><text:s/></text:span><text:span text:style-name="T79_56">o</text:span><text:span text:style-name="T79_57"><text:s/></text:span><text:span text:style-name="T79_58">usuário</text:span><text:span text:style-name="T79_59"><text:s/></text:span><text:span text:style-name="T79_60">necessita</text:span><text:span text:style-name="T79_61"><text:s/></text:span><text:span text:style-name="T79_62">para</text:span><text:span text:style-name="T79_63"><text:s/></text:span><text:span text:style-name="T79_64">encontrar</text:span><text:span text:style-name="T79_65"><text:s/></text:span><text:span text:style-name="T79_66">o</text:span><text:span text:style-name="T79_67"><text:s/></text:span><text:span text:style-name="T79_68">seu</text:span><text:span text:style-name="T79_69"><text:s/></text:span><text:span text:style-name="T79_70">automóvel</text:span><text:span text:style-name="T79_71">.</text:span></text:p>
      <text:p text:style-name="P80"><text:span text:style-name="T80_1"><text:tab/></text:span></text:p>
      <text:p text:style-name="P81"><text:span text:style-name="T81_1"><text:tab/></text:span><text:span text:style-name="T81_2">Vale</text:span><text:span text:style-name="T81_3"><text:s/></text:span><text:span text:style-name="T81_4">lembrar</text:span><text:span text:style-name="T81_5"><text:s/></text:span><text:span text:style-name="T81_6">que</text:span><text:span text:style-name="T81_7"><text:s/></text:span><text:span text:style-name="T81_8">para</text:span><text:span text:style-name="T81_9"><text:s/></text:span><text:span text:style-name="T81_10">o</text:span><text:span text:style-name="T81_11"><text:s/></text:span><text:span text:style-name="T81_12">pleno</text:span><text:span text:style-name="T81_13"><text:s/></text:span><text:span text:style-name="T81_14">funcionamento</text:span><text:span text:style-name="T81_15"><text:s/></text:span><text:span text:style-name="T81_16">do</text:span><text:span text:style-name="T81_17"><text:s/></text:span><text:span text:style-name="T81_18">aplicativo</text:span><text:span text:style-name="T81_19"><text:s/></text:span><text:span text:style-name="T81_20">é</text:span><text:span text:style-name="T81_21"><text:s/></text:span><text:span text:style-name="T81_22">necessário</text:span><text:span text:style-name="T81_23"><text:s/></text:span><text:span text:style-name="T81_24">estar</text:span><text:span text:style-name="T81_25"><text:s/></text:span><text:span text:style-name="T81_26">com</text:span><text:span text:style-name="T81_27"><text:s/></text:span><text:span text:style-name="T81_28">o</text:span><text:span text:style-name="T81_29"><text:s/></text:span><text:span text:style-name="T81_30">GPS</text:span><text:span text:style-name="T81_31"><text:s/></text:span><text:span text:style-name="T81_32">ativo</text:span><text:span text:style-name="T81_33"><text:s/></text:span><text:span text:style-name="T81_34">e</text:span><text:span text:style-name="T81_35"><text:s/></text:span><text:span text:style-name="T81_36">funcional</text:span><text:span text:style-name="T81_37">,<text:s/></text:span><text:span text:style-name="T81_38">além</text:span><text:span text:style-name="T81_39"><text:s/></text:span><text:span text:style-name="T81_40">de</text:span><text:span text:style-name="T81_41"><text:s/></text:span><text:span text:style-name="T81_42">uma</text:span><text:span text:style-name="T81_43"><text:s/></text:span><text:span text:style-name="T81_44">conexão</text:span><text:span text:style-name="T81_45"><text:s/></text:span><text:span text:style-name="T81_46">estável</text:span><text:span text:style-name="T81_47"><text:s/></text:span><text:span text:style-name="T81_48">a</text:span><text:span text:style-name="T81_49"><text:s/></text:span><text:span text:style-name="T81_50">internet</text:span><text:span text:style-name="T81_51">,<text:s/></text:span><text:span text:style-name="T81_52">caso</text:span><text:span text:style-name="T81_53"><text:s/></text:span><text:span text:style-name="T81_54">contrário</text:span><text:span text:style-name="T81_55"><text:s/></text:span><text:span text:style-name="T81_56">haverá</text:span><text:span text:style-name="T81_57"><text:s/></text:span><text:span text:style-name="T81_58">erro</text:span><text:span text:style-name="T81_59"><text:s/></text:span><text:span text:style-name="T81_60">de</text:span><text:span text:style-name="T81_61"><text:s/></text:span><text:span text:style-name="T81_62">execução</text:span><text:span text:style-name="T81_63"><text:s/></text:span><text:span text:style-name="T81_64">ao</text:span><text:span text:style-name="T81_65"><text:s/></text:span><text:span text:style-name="T81_66">tentar</text:span><text:span text:style-name="T81_67"><text:s/></text:span><text:span text:style-name="T81_68">calcular</text:span><text:span text:style-name="T81_69"><text:s/></text:span><text:span text:style-name="T81_70">a</text:span><text:span text:style-name="T81_71"><text:s/></text:span><text:span text:style-name="T81_72">rota</text:span><text:span text:style-name="T81_73">.</text:span></text:p>
      <text:p text:style-name="P82"><text:span text:style-name="T82_1"><text:tab/></text:span></text:p>
      <text:p text:style-name="P83"><text:span text:style-name="T83_1"><text:tab/></text:span><text:span text:style-name="T83_2">Porém</text:span><text:span text:style-name="T83_3"><text:s/></text:span><text:span text:style-name="T83_4">a</text:span><text:span text:style-name="T83_5"><text:s/></text:span><text:span text:style-name="T83_6">aplicação</text:span><text:span text:style-name="T83_7"><text:s/></text:span><text:span text:style-name="T83_8">pode</text:span><text:span text:style-name="T83_9"><text:s/></text:span><text:span text:style-name="T83_10">não</text:span><text:span text:style-name="T83_11"><text:s/></text:span><text:span text:style-name="T83_12">funcionar</text:span><text:span text:style-name="T83_13"><text:s/></text:span><text:span text:style-name="T83_14">como</text:span><text:span text:style-name="T83_15"><text:s/></text:span><text:span text:style-name="T83_16">esperado</text:span><text:span text:style-name="T83_17"><text:s/></text:span><text:span text:style-name="T83_18">em</text:span><text:span text:style-name="T83_19"><text:s/></text:span><text:span text:style-name="T83_20">ambientes</text:span><text:span text:style-name="T83_21"><text:s/></text:span><text:span text:style-name="T83_22">fechados</text:span><text:span text:style-name="T83_23">,<text:s/></text:span><text:span text:style-name="T83_24">nos</text:span><text:span text:style-name="T83_25"><text:s/></text:span><text:span text:style-name="T83_26">quais</text:span><text:span text:style-name="T83_27"><text:s/></text:span><text:span text:style-name="T83_28">o</text:span><text:span text:style-name="T83_29"><text:s/></text:span><text:span text:style-name="T83_30">sinal</text:span><text:span text:style-name="T83_31"><text:s/></text:span><text:span text:style-name="T83_32">de</text:span><text:span text:style-name="T83_33"><text:s/></text:span><text:span text:style-name="T83_34">GPS</text:span><text:span text:style-name="T83_35"><text:s/></text:span><text:span text:style-name="T83_36">e</text:span><text:span text:style-name="T83_37"><text:s/></text:span><text:span text:style-name="T83_38">do</text:span><text:span text:style-name="T83_39"><text:s/></text:span><text:span text:style-name="T83_40">sinal</text:span><text:span text:style-name="T83_41"><text:s/>3</text:span><text:span text:style-name="T83_42">G</text:span><text:span text:style-name="T83_43"><text:s/></text:span><text:span text:style-name="T83_44">são</text:span><text:span text:style-name="T83_45"><text:s/></text:span><text:span text:style-name="T83_46">mais</text:span><text:span text:style-name="T83_47"><text:s/></text:span><text:span text:style-name="T83_48">fracos</text:span><text:span text:style-name="T83_49">.<text:s/></text:span><text:span text:style-name="T83_50">Recomenda</text:span><text:span text:style-name="T83_51">-</text:span><text:span text:style-name="T83_52">se</text:span><text:span text:style-name="T83_53"><text:s/></text:span><text:span text:style-name="T83_54">o</text:span><text:span text:style-name="T83_55"><text:s/></text:span><text:span text:style-name="T83_56">uso</text:span><text:span text:style-name="T83_57"><text:s/></text:span><text:span text:style-name="T83_58">em</text:span><text:span text:style-name="T83_59"><text:s/></text:span><text:span text:style-name="T83_60">ambientes</text:span><text:span text:style-name="T83_61"><text:s/></text:span><text:span text:style-name="T83_62">abertos</text:span><text:span text:style-name="T83_63"><text:s/></text:span><text:span text:style-name="T83_64">preferencialmente</text:span><text:span text:style-name="T83_65">,<text:s/></text:span><text:span text:style-name="T83_66">livres</text:span><text:span text:style-name="T83_67"><text:s/></text:span><text:span text:style-name="T83_68">de</text:span><text:span text:style-name="T83_69"><text:s/></text:span><text:span text:style-name="T83_70">obstáculos</text:span><text:span text:style-name="T83_71">.</text:span></text:p>
      <text:p text:style-name="P84"><text:span text:style-name="T84_1"><text:tab/></text:span></text:p>
      <text:p text:style-name="P85"/>
      <text:p text:style-name="P86"/>
      <text:p text:style-name="P87"/>
      <text:p text:style-name="P88"/>
      <text:p text:style-name="P89"><text:bookmark-start text:name="h.mp8o20ml4jx9"/><text:bookmark-end text:name="h.mp8o20ml4jx9"/><text:span text:style-name="T89_1">4<text:s/></text:span><text:span text:style-name="T89_2">Ambiente</text:span><text:span text:style-name="T89_3"><text:s/></text:span><text:span text:style-name="T89_4">de</text:span><text:span text:style-name="T89_5"><text:s/></text:span><text:span text:style-name="T89_6">desenvolvimento</text:span><text:span text:style-name="T89_7"><text:s/></text:span><text:span text:style-name="T89_8">e</text:span><text:span text:style-name="T89_9"><text:s/></text:span><text:span text:style-name="T89_10">Projeto</text:span></text:p>
      <text:p text:style-name="P90"/>
      <text:p text:style-name="P91"><text:span text:style-name="T91_1"><text:tab/></text:span><text:span text:style-name="T91_2">O</text:span><text:span text:style-name="T91_3"><text:s/></text:span><text:span text:style-name="T91_4">projeto</text:span><text:span text:style-name="T91_5"><text:s/></text:span><text:span text:style-name="T91_6">foi</text:span><text:span text:style-name="T91_7"><text:s/></text:span><text:span text:style-name="T91_8">desenvolvido</text:span><text:span text:style-name="T91_9"><text:s/></text:span><text:span text:style-name="T91_10">na</text:span><text:span text:style-name="T91_11"><text:s/></text:span><text:span text:style-name="T91_12">IDE</text:span><text:span text:style-name="T91_13"><text:s/></text:span><text:span text:style-name="T91_14">Eclipse</text:span><text:span text:style-name="T91_15"><text:s/></text:span><text:span text:style-name="T91_16">associado</text:span><text:span text:style-name="T91_17"><text:s/></text:span><text:span text:style-name="T91_18">à</text:span><text:span text:style-name="T91_19"><text:s/></text:span><text:span text:style-name="T91_20">SDK</text:span><text:span text:style-name="T91_21"><text:s/></text:span><text:span text:style-name="T91_22">do</text:span><text:span text:style-name="T91_23"><text:s/></text:span><text:span text:style-name="T91_24">Android</text:span><text:span text:style-name="T91_25">.<text:s/></text:span><text:span text:style-name="T91_26">A</text:span><text:span text:style-name="T91_27"><text:s/></text:span><text:span text:style-name="T91_28">Google</text:span><text:span text:style-name="T91_29"><text:s/></text:span><text:span text:style-name="T91_30">disponibiliza</text:span><text:span text:style-name="T91_31"><text:s/></text:span><text:span text:style-name="T91_32">no</text:span><text:span text:style-name="T91_33"><text:s/></text:span><text:span text:style-name="T91_34">endereço</text:span><text:span text:style-name="T91_35"><text:s/></text:span><text:span text:style-name="T91_36">eletrônico</text:span><text:span text:style-name="T91_37"><text:s/></text:span><text:span text:style-name="T91_38"><text:a xlink:type="simple" xlink:href="http://developer.android.com/sdk/index.html"><text:span text:style-name="T91_39">http</text:span></text:a></text:span><text:span text:style-name="T91_40"><text:a xlink:type="simple" xlink:href="http://developer.android.com/sdk/index.html"><text:span text:style-name="T91_41">://</text:span></text:a></text:span><text:span text:style-name="T91_42"><text:a xlink:type="simple" xlink:href="http://developer.android.com/sdk/index.html"><text:span text:style-name="T91_43">developer</text:span></text:a></text:span><text:span text:style-name="T91_44"><text:a xlink:type="simple" xlink:href="http://developer.android.com/sdk/index.html"><text:span text:style-name="T91_45">.</text:span></text:a></text:span><text:span text:style-name="T91_46"><text:a xlink:type="simple" xlink:href="http://developer.android.com/sdk/index.html"><text:span text:style-name="T91_47">android</text:span></text:a></text:span><text:span text:style-name="T91_48"><text:a xlink:type="simple" xlink:href="http://developer.android.com/sdk/index.html"><text:span text:style-name="T91_49">.</text:span></text:a></text:span><text:span text:style-name="T91_50"><text:a xlink:type="simple" xlink:href="http://developer.android.com/sdk/index.html"><text:span text:style-name="T91_51">com</text:span></text:a></text:span><text:span text:style-name="T91_52"><text:a xlink:type="simple" xlink:href="http://developer.android.com/sdk/index.html"><text:span text:style-name="T91_53">/</text:span></text:a></text:span><text:span text:style-name="T91_54"><text:a xlink:type="simple" xlink:href="http://developer.android.com/sdk/index.html"><text:span text:style-name="T91_55">sdk</text:span></text:a></text:span><text:span text:style-name="T91_56"><text:a xlink:type="simple" xlink:href="http://developer.android.com/sdk/index.html"><text:span text:style-name="T91_57">/</text:span></text:a></text:span><text:span text:style-name="T91_58"><text:a xlink:type="simple" xlink:href="http://developer.android.com/sdk/index.html"><text:span text:style-name="T91_59">index</text:span></text:a></text:span><text:span text:style-name="T91_60"><text:a xlink:type="simple" xlink:href="http://developer.android.com/sdk/index.html"><text:span text:style-name="T91_61">.</text:span></text:a></text:span><text:span text:style-name="T91_62"><text:a xlink:type="simple" xlink:href="http://developer.android.com/sdk/index.html"><text:span text:style-name="T91_63">html</text:span></text:a></text:span><text:span text:style-name="T91_64"><text:s/></text:span><text:span text:style-name="T91_65">esse</text:span><text:span text:style-name="T91_66"><text:s/></text:span><text:span text:style-name="T91_67">ambiente</text:span><text:span text:style-name="T91_68"><text:s/></text:span><text:span text:style-name="T91_69">de</text:span><text:span text:style-name="T91_70"><text:s/></text:span><text:span text:style-name="T91_71">desenvolvimento</text:span><text:span text:style-name="T91_72"><text:s/></text:span><text:span text:style-name="T91_73">já</text:span><text:span text:style-name="T91_74"><text:s/></text:span><text:span text:style-name="T91_75">configurado</text:span><text:span text:style-name="T91_76">,<text:s/></text:span><text:span text:style-name="T91_77">integrando</text:span><text:span text:style-name="T91_78"><text:s/></text:span><text:span text:style-name="T91_79">a</text:span><text:span text:style-name="T91_80"><text:s/></text:span><text:span text:style-name="T91_81">IDE</text:span><text:span text:style-name="T91_82"><text:s/></text:span><text:span text:style-name="T91_83">com</text:span><text:span text:style-name="T91_84"><text:s/></text:span><text:span text:style-name="T91_85">a</text:span><text:span text:style-name="T91_86"><text:s/></text:span><text:span text:style-name="T91_87">ADT</text:span><text:span text:style-name="T91_88"><text:s/>(</text:span><text:span text:style-name="T91_89">Android</text:span><text:span text:style-name="T91_90"><text:s/></text:span><text:span text:style-name="T91_91">Development</text:span><text:span text:style-name="T91_92"><text:s/></text:span><text:span text:style-name="T91_93">Tools</text:span><text:span text:style-name="T91_94">),<text:s/></text:span><text:span text:style-name="T91_95">que</text:span><text:span text:style-name="T91_96"><text:s/></text:span><text:span text:style-name="T91_97">inclui</text:span><text:span text:style-name="T91_98"><text:s/></text:span><text:span text:style-name="T91_99">a</text:span><text:span text:style-name="T91_100"><text:s/></text:span><text:span text:style-name="T91_101">SDK</text:span><text:span text:style-name="T91_102"><text:s/>(</text:span><text:span text:style-name="T91_103">System</text:span><text:span text:style-name="T91_104"><text:s/></text:span><text:span text:style-name="T91_105">Development</text:span><text:span text:style-name="T91_106"><text:s/></text:span><text:span text:style-name="T91_107">Kit</text:span><text:span text:style-name="T91_108">)<text:s/></text:span><text:span text:style-name="T91_109">do</text:span><text:span text:style-name="T91_110"><text:s/></text:span><text:span text:style-name="T91_111">Android</text:span><text:span text:style-name="T91_112"><text:s/></text:span><text:span text:style-name="T91_113">e</text:span><text:span text:style-name="T91_114"><text:s/></text:span><text:span text:style-name="T91_115">a</text:span><text:span text:style-name="T91_116"><text:s/></text:span><text:span text:style-name="T91_117">AVD</text:span><text:span text:style-name="T91_118"><text:s/>(</text:span><text:span text:style-name="T91_119">Android</text:span><text:span text:style-name="T91_120"><text:s/></text:span><text:span text:style-name="T91_121">Virtual</text:span><text:span text:style-name="T91_122"><text:s/></text:span><text:span text:style-name="T91_123">Devices</text:span><text:span text:style-name="T91_124">)<text:s/></text:span><text:span text:style-name="T91_125">para</text:span><text:span text:style-name="T91_126"><text:s/></text:span><text:span text:style-name="T91_127">testes</text:span><text:span text:style-name="T91_128">.</text:span></text:p>
      <text:p text:style-name="P92"/>
      <text:p text:style-name="P93"><text:span text:style-name="T93_1"><text:tab/></text:span><text:span text:style-name="T93_2">Para</text:span><text:span text:style-name="T93_3"><text:s/></text:span><text:span text:style-name="T93_4">que</text:span><text:span text:style-name="T93_5"><text:s/></text:span><text:span text:style-name="T93_6">o</text:span><text:span text:style-name="T93_7"><text:s/></text:span><text:span text:style-name="T93_8">projeto</text:span><text:span text:style-name="T93_9"><text:s/></text:span><text:span text:style-name="T93_10">possa</text:span><text:span text:style-name="T93_11"><text:s/></text:span><text:span text:style-name="T93_12">ser</text:span><text:span text:style-name="T93_13"><text:s/></text:span><text:span text:style-name="T93_14">executado</text:span><text:span text:style-name="T93_15"><text:s/></text:span><text:span text:style-name="T93_16">é</text:span><text:span text:style-name="T93_17"><text:s/></text:span><text:span text:style-name="T93_18">necessário</text:span><text:span text:style-name="T93_19"><text:s/></text:span><text:span text:style-name="T93_20">primeiramente</text:span><text:span text:style-name="T93_21"><text:s/></text:span><text:span text:style-name="T93_22">importar</text:span><text:span text:style-name="T93_23"><text:s/></text:span><text:span text:style-name="T93_24">no</text:span><text:span text:style-name="T93_25"><text:s/></text:span><text:span text:style-name="T93_26">workspace</text:span><text:span text:style-name="T93_27"><text:s/>(</text:span><text:span text:style-name="T93_28">fazendo</text:span><text:span text:style-name="T93_29"><text:s/></text:span><text:span text:style-name="T93_30">uma</text:span><text:span text:style-name="T93_31"><text:s/></text:span><text:span text:style-name="T93_32">cópia</text:span><text:span text:style-name="T93_33">)<text:s/></text:span><text:span text:style-name="T93_34">o</text:span><text:span text:style-name="T93_35"><text:s/></text:span><text:span text:style-name="T93_36">projeto</text:span><text:span text:style-name="T93_37"><text:s/></text:span><text:span text:style-name="T93_38">google</text:span><text:span text:style-name="T93_39">-</text:span><text:span text:style-name="T93_40">play</text:span><text:span text:style-name="T93_41">-</text:span><text:span text:style-name="T93_42">services</text:span><text:span text:style-name="T93_43">_</text:span><text:span text:style-name="T93_44">lib</text:span><text:span text:style-name="T93_45"><text:s/></text:span><text:span text:style-name="T93_46">e</text:span><text:span text:style-name="T93_47"><text:s/></text:span><text:span text:style-name="T93_48">depois</text:span><text:span text:style-name="T93_49"><text:s/></text:span><text:span text:style-name="T93_50">do</text:span><text:span text:style-name="T93_51"><text:s/></text:span><text:span text:style-name="T93_52">projeto</text:span><text:span text:style-name="T93_53"><text:s/></text:span><text:span text:style-name="T93_54">desenvolvido</text:span><text:span text:style-name="T93_55"><text:s/></text:span><text:span text:style-name="T93_56">para</text:span><text:span text:style-name="T93_57"><text:s/></text:span><text:span text:style-name="T93_58">esta</text:span><text:span text:style-name="T93_59"><text:s/></text:span><text:span text:style-name="T93_60">disciplina</text:span><text:span text:style-name="T93_61"><text:s/></text:span><text:span text:style-name="T93_62">trabalho</text:span><text:span text:style-name="T93_63">-</text:span><text:span text:style-name="T93_64">final</text:span><text:span text:style-name="T93_65">-</text:span><text:span text:style-name="T93_66">pdp</text:span><text:span text:style-name="T93_67">-2013-01.<text:s/></text:span><text:span text:style-name="T93_68">A</text:span><text:span text:style-name="T93_69"><text:s/></text:span><text:span text:style-name="T93_70">inclusão</text:span><text:span text:style-name="T93_71"><text:s/></text:span><text:span text:style-name="T93_72">do</text:span><text:span text:style-name="T93_73"><text:s/></text:span><text:span text:style-name="T93_74">google</text:span><text:span text:style-name="T93_75">-</text:span><text:span text:style-name="T93_76">play</text:span><text:span text:style-name="T93_77">-</text:span><text:span text:style-name="T93_78">services</text:span><text:span text:style-name="T93_79">_</text:span><text:span text:style-name="T93_80">lib</text:span><text:span text:style-name="T93_81"><text:s/></text:span><text:span text:style-name="T93_82">se</text:span><text:span text:style-name="T93_83"><text:s/></text:span><text:span text:style-name="T93_84">faz</text:span><text:span text:style-name="T93_85"><text:s/></text:span><text:span text:style-name="T93_86">necessária</text:span><text:span text:style-name="T93_87">,<text:s/></text:span><text:span text:style-name="T93_88">pois</text:span><text:span text:style-name="T93_89"><text:s/></text:span><text:span text:style-name="T93_90">muitos</text:span><text:span text:style-name="T93_91"><text:s/></text:span><text:span text:style-name="T93_92">dos</text:span><text:span text:style-name="T93_93"><text:s/></text:span><text:span text:style-name="T93_94">recursos</text:span><text:span text:style-name="T93_95"><text:s/></text:span><text:span text:style-name="T93_96">utilizados</text:span><text:span text:style-name="T93_97"><text:s/></text:span><text:span text:style-name="T93_98">pela</text:span><text:span text:style-name="T93_99"><text:s/></text:span><text:span text:style-name="T93_100">API</text:span><text:span text:style-name="T93_101"><text:s/></text:span><text:span text:style-name="T93_102">do</text:span><text:span text:style-name="T93_103"><text:s/></text:span><text:span text:style-name="T93_104">Google</text:span><text:span text:style-name="T93_105"><text:s/></text:span><text:span text:style-name="T93_106">Maps</text:span><text:span text:style-name="T93_107"><text:s/></text:span><text:span text:style-name="T93_108">v</text:span><text:span text:style-name="T93_109">2<text:s/></text:span><text:span text:style-name="T93_110">estão</text:span><text:span text:style-name="T93_111"><text:s/></text:span><text:span text:style-name="T93_112">nesse</text:span><text:span text:style-name="T93_113"><text:s/></text:span><text:span text:style-name="T93_114">projeto</text:span><text:span text:style-name="T93_115">.</text:span></text:p>
      <text:p text:style-name="P94"/>
      <text:p text:style-name="P95"><text:span text:style-name="T95_1"><text:tab/></text:span><text:span text:style-name="T95_2">Antes</text:span><text:span text:style-name="T95_3"><text:s/></text:span><text:span text:style-name="T95_4">de</text:span><text:span text:style-name="T95_5"><text:s/></text:span><text:span text:style-name="T95_6">executar</text:span><text:span text:style-name="T95_7"><text:s/></text:span><text:span text:style-name="T95_8">a</text:span><text:span text:style-name="T95_9"><text:s/></text:span><text:span text:style-name="T95_10">aplicação</text:span><text:span text:style-name="T95_11"><text:s/></text:span><text:span text:style-name="T95_12">precisamos</text:span><text:span text:style-name="T95_13"><text:s/></text:span><text:span text:style-name="T95_14">adicionar</text:span><text:span text:style-name="T95_15"><text:s/></text:span><text:span text:style-name="T95_16">um</text:span><text:span text:style-name="T95_17"><text:s/></text:span><text:span text:style-name="T95_18">referência</text:span><text:span text:style-name="T95_19"><text:s/></text:span><text:span text:style-name="T95_20">de</text:span><text:span text:style-name="T95_21"><text:s/></text:span><text:span text:style-name="T95_22">biblioteca</text:span><text:span text:style-name="T95_23"><text:s/></text:span><text:span text:style-name="T95_24">ao</text:span><text:span text:style-name="T95_25"><text:s/></text:span><text:span text:style-name="T95_26">projeto</text:span><text:span text:style-name="T95_27">.<text:s/></text:span><text:span text:style-name="T95_28">Selecionamos</text:span><text:span text:style-name="T95_29"><text:s/></text:span><text:span text:style-name="T95_30">o</text:span><text:span text:style-name="T95_31"><text:s/></text:span><text:span text:style-name="T95_32">projeto</text:span><text:span text:style-name="T95_33"><text:s/></text:span><text:span text:style-name="T95_34">trabalho</text:span><text:span text:style-name="T95_35">-</text:span><text:span text:style-name="T95_36">final</text:span><text:span text:style-name="T95_37">-</text:span><text:span text:style-name="T95_38">pdp</text:span><text:span text:style-name="T95_39">-2013-01<text:s/></text:span><text:span text:style-name="T95_40">e</text:span><text:span text:style-name="T95_41"><text:s/></text:span><text:span text:style-name="T95_42">com</text:span><text:span text:style-name="T95_43"><text:s/></text:span><text:span text:style-name="T95_44">o</text:span><text:span text:style-name="T95_45"><text:s/></text:span><text:span text:style-name="T95_46">botão</text:span><text:span text:style-name="T95_47"><text:s/></text:span><text:span text:style-name="T95_48">direito</text:span><text:span text:style-name="T95_49"><text:s/></text:span><text:span text:style-name="T95_50">acessamos</text:span><text:span text:style-name="T95_51"><text:s/></text:span><text:span text:style-name="T95_52">o</text:span><text:span text:style-name="T95_53"><text:s/></text:span><text:span text:style-name="T95_54">caminho</text:span><text:span text:style-name="T95_55"><text:s/></text:span><text:span text:style-name="T95_56">Properties</text:span><text:span text:style-name="T95_57">/</text:span><text:span text:style-name="T95_58">Android</text:span><text:span text:style-name="T95_59">/</text:span><text:span text:style-name="T95_60">Library</text:span><text:span text:style-name="T95_61">/</text:span><text:span text:style-name="T95_62">Add</text:span><text:span text:style-name="T95_63">...<text:s/></text:span><text:span text:style-name="T95_64">e</text:span><text:span text:style-name="T95_65"><text:s/></text:span><text:span text:style-name="T95_66">incluímos</text:span><text:span text:style-name="T95_67"><text:s/></text:span><text:span text:style-name="T95_68">google</text:span><text:span text:style-name="T95_69">-</text:span><text:span text:style-name="T95_70">play</text:span><text:span text:style-name="T95_71">-</text:span><text:span text:style-name="T95_72">services</text:span><text:span text:style-name="T95_73">_</text:span><text:span text:style-name="T95_74">lib</text:span><text:span text:style-name="T95_75">.<text:s/></text:span><text:span text:style-name="T95_76">Por</text:span><text:span text:style-name="T95_77"><text:s/></text:span><text:span text:style-name="T95_78">fim</text:span><text:span text:style-name="T95_79">,<text:s/></text:span><text:span text:style-name="T95_80">para</text:span><text:span text:style-name="T95_81"><text:s/></text:span><text:span text:style-name="T95_82">executar</text:span><text:span text:style-name="T95_83">,<text:s/></text:span><text:span text:style-name="T95_84">clicamos</text:span><text:span text:style-name="T95_85"><text:s/></text:span><text:span text:style-name="T95_86">com</text:span><text:span text:style-name="T95_87"><text:s/></text:span><text:span text:style-name="T95_88">o</text:span><text:span text:style-name="T95_89"><text:s/></text:span><text:span text:style-name="T95_90">botão</text:span><text:span text:style-name="T95_91"><text:s/></text:span><text:span text:style-name="T95_92">direito</text:span><text:span text:style-name="T95_93"><text:s/></text:span><text:span text:style-name="T95_94">em</text:span><text:span text:style-name="T95_95"><text:s/></text:span><text:span text:style-name="T95_96">Run</text:span><text:span text:style-name="T95_97"><text:s/></text:span><text:span text:style-name="T95_98">As</text:span><text:span text:style-name="T95_99">/</text:span><text:span text:style-name="T95_100">Android</text:span><text:span text:style-name="T95_101"><text:s/></text:span><text:span text:style-name="T95_102">Application</text:span><text:span text:style-name="T95_103">.</text:span></text:p>
      <text:p text:style-name="P96"/>
      <text:p text:style-name="P97"><text:span text:style-name="T97_1"><text:tab/></text:span><text:span text:style-name="T97_2">É</text:span><text:span text:style-name="T97_3"><text:s/></text:span><text:span text:style-name="T97_4">importante</text:span><text:span text:style-name="T97_5"><text:s/></text:span><text:span text:style-name="T97_6">ressaltar</text:span><text:span text:style-name="T97_7"><text:s/></text:span><text:span text:style-name="T97_8">que</text:span><text:span text:style-name="T97_9"><text:s/></text:span><text:span text:style-name="T97_10">a</text:span><text:span text:style-name="T97_11"><text:s/></text:span><text:span text:style-name="T97_12">aplicação</text:span><text:span text:style-name="T97_13"><text:s/></text:span><text:span text:style-name="T97_14">desse</text:span><text:span text:style-name="T97_15"><text:s/></text:span><text:span text:style-name="T97_16">projeto</text:span><text:span text:style-name="T97_17"><text:s/></text:span><text:span text:style-name="T97_18">não</text:span><text:span text:style-name="T97_19"><text:s/></text:span><text:span text:style-name="T97_20">irá</text:span><text:span text:style-name="T97_21"><text:s/></text:span><text:span text:style-name="T97_22">rodar</text:span><text:span text:style-name="T97_23"><text:s/></text:span><text:span text:style-name="T97_24">na</text:span><text:span text:style-name="T97_25"><text:s/></text:span><text:span text:style-name="T97_26">AVD</text:span><text:span text:style-name="T97_27"><text:s/>(</text:span><text:span text:style-name="T97_28">Android</text:span><text:span text:style-name="T97_29"><text:s/></text:span><text:span text:style-name="T97_30">Virtual</text:span><text:span text:style-name="T97_31"><text:s/></text:span><text:span text:style-name="T97_32">Device</text:span><text:span text:style-name="T97_33">),<text:s/></text:span><text:span text:style-name="T97_34">pois</text:span><text:span text:style-name="T97_35"><text:s/></text:span><text:span text:style-name="T97_36">requer</text:span><text:span text:style-name="T97_37"><text:s/></text:span><text:span text:style-name="T97_38">o</text:span><text:span text:style-name="T97_39"><text:s/></text:span><text:span text:style-name="T97_40">uso</text:span><text:span text:style-name="T97_41"><text:s/></text:span><text:span text:style-name="T97_42">do</text:span><text:span text:style-name="T97_43"><text:s/></text:span><text:span text:style-name="T97_44">GPS</text:span><text:span text:style-name="T97_45"><text:s/></text:span><text:span text:style-name="T97_46">e</text:span><text:span text:style-name="T97_47"><text:s/></text:span><text:span text:style-name="T97_48">de</text:span><text:span text:style-name="T97_49"><text:s/></text:span><text:span text:style-name="T97_50">conexão</text:span><text:span text:style-name="T97_51"><text:s/></text:span><text:span text:style-name="T97_52">à</text:span><text:span text:style-name="T97_53"><text:s/></text:span><text:span text:style-name="T97_54">internet</text:span><text:span text:style-name="T97_55">,<text:s/></text:span><text:span text:style-name="T97_56">serviços</text:span><text:span text:style-name="T97_57"><text:s/></text:span><text:span text:style-name="T97_58">não</text:span><text:span text:style-name="T97_59"><text:s/></text:span><text:span text:style-name="T97_60">simulados</text:span><text:span text:style-name="T97_61"><text:s/></text:span><text:span text:style-name="T97_62">pela</text:span><text:span text:style-name="T97_63"><text:s/></text:span><text:span text:style-name="T97_64">AVD</text:span><text:span text:style-name="T97_65">.<text:s/></text:span><text:span text:style-name="T97_66">Assim</text:span><text:span text:style-name="T97_67">,<text:s/></text:span><text:span text:style-name="T97_68">conectando</text:span><text:span text:style-name="T97_69"><text:s/></text:span><text:span text:style-name="T97_70">um</text:span><text:span text:style-name="T97_71"><text:s/></text:span><text:span text:style-name="T97_72">smartphone</text:span><text:span text:style-name="T97_73"><text:s/></text:span><text:span text:style-name="T97_74">no</text:span><text:span text:style-name="T97_75"><text:s/></text:span><text:span text:style-name="T97_76">computador</text:span><text:span text:style-name="T97_77"><text:s/></text:span><text:span text:style-name="T97_78">podemos</text:span><text:span text:style-name="T97_79"><text:s/></text:span><text:span text:style-name="T97_80">testar</text:span><text:span text:style-name="T97_81"><text:s/></text:span><text:span text:style-name="T97_82">o</text:span><text:span text:style-name="T97_83"><text:s/></text:span><text:span text:style-name="T97_84">programa</text:span><text:span text:style-name="T97_85"><text:s/></text:span><text:span text:style-name="T97_86">diretamente</text:span><text:span text:style-name="T97_87"><text:s/></text:span><text:span text:style-name="T97_88">no</text:span><text:span text:style-name="T97_89"><text:s/></text:span><text:span text:style-name="T97_90">dispositivo</text:span><text:span text:style-name="T97_91">.<text:s/></text:span></text:p>
      <text:p text:style-name="P98"/>
      <text:p text:style-name="P99"/>
      <text:p text:style-name="P100"><text:bookmark-start text:name="h.2yg2wqaalkts"/><text:bookmark-end text:name="h.2yg2wqaalkts"/><text:span text:style-name="T100_1">5<text:s/></text:span><text:span text:style-name="T100_2">Como</text:span><text:span text:style-name="T100_3"><text:s/></text:span><text:span text:style-name="T100_4">Instalar</text:span></text:p>
      <text:p text:style-name="P101"/>
      <text:p text:style-name="P102"><text:span text:style-name="T102_1"><text:tab/></text:span><text:span text:style-name="T102_2">Para</text:span><text:span text:style-name="T102_3"><text:s/></text:span><text:span text:style-name="T102_4">instalar</text:span><text:span text:style-name="T102_5"><text:s/></text:span><text:span text:style-name="T102_6">o</text:span><text:span text:style-name="T102_7"><text:s/></text:span><text:span text:style-name="T102_8">aplicativo</text:span><text:span text:style-name="T102_9"><text:s/></text:span><text:span text:style-name="T102_10">é</text:span><text:span text:style-name="T102_11"><text:s/></text:span><text:span text:style-name="T102_12">necessário</text:span><text:span text:style-name="T102_13"><text:s/></text:span><text:span text:style-name="T102_14">um</text:span><text:span text:style-name="T102_15"><text:s/></text:span><text:span text:style-name="T102_16">smartphone</text:span><text:span text:style-name="T102_17"><text:s/></text:span><text:span text:style-name="T102_18">compatível</text:span><text:span text:style-name="T102_19"><text:s/></text:span><text:span text:style-name="T102_20">com</text:span><text:span text:style-name="T102_21"><text:s/></text:span><text:span text:style-name="T102_22">versão</text:span><text:span text:style-name="T102_23"><text:s/>2.3.3<text:s/></text:span><text:span text:style-name="T102_24">do</text:span><text:span text:style-name="T102_25"><text:s/></text:span><text:span text:style-name="T102_26">android</text:span><text:span text:style-name="T102_27"><text:s/></text:span><text:span text:style-name="T102_28">ou</text:span><text:span text:style-name="T102_29"><text:s/></text:span><text:span text:style-name="T102_30">superior</text:span><text:span text:style-name="T102_31">.<text:s/></text:span><text:span text:style-name="T102_32">O</text:span><text:span text:style-name="T102_33"><text:s/></text:span><text:span text:style-name="T102_34">usuário</text:span><text:span text:style-name="T102_35"><text:s/></text:span><text:span text:style-name="T102_36">deve</text:span><text:span text:style-name="T102_37"><text:s/></text:span><text:span text:style-name="T102_38">transferir</text:span><text:span text:style-name="T102_39"><text:s/></text:span><text:span text:style-name="T102_40">o</text:span><text:span text:style-name="T102_41"><text:s/></text:span><text:span text:style-name="T102_42">instalador</text:span><text:span text:style-name="T102_43"><text:s/></text:span><text:span text:style-name="T102_44">do</text:span><text:span text:style-name="T102_45"><text:s/></text:span><text:span text:style-name="T102_46">aplicativo</text:span><text:span text:style-name="T102_47"><text:s/></text:span><text:span text:style-name="T102_48">presente</text:span><text:span text:style-name="T102_49"><text:s/></text:span><text:span text:style-name="T102_50">na</text:span><text:span text:style-name="T102_51"><text:s/></text:span><text:span text:style-name="T102_52">pasta</text:span><text:span text:style-name="T102_53"><text:s/></text:span><text:span text:style-name="T102_54">bin</text:span><text:span text:style-name="T102_55"><text:s/></text:span><text:span text:style-name="T102_56">do</text:span><text:span text:style-name="T102_57"><text:s/></text:span><text:span text:style-name="T102_58">projeto</text:span><text:span text:style-name="T102_59">,<text:s/>&lt;</text:span><text:span text:style-name="T102_60">pasta</text:span><text:span text:style-name="T102_61"><text:s/></text:span><text:span text:style-name="T102_62">raiz</text:span><text:span text:style-name="T102_63">&gt;/</text:span><text:span text:style-name="T102_64">bin</text:span><text:span text:style-name="T102_65">/</text:span><text:span text:style-name="T102_66">TrabalhoPDP</text:span><text:span text:style-name="T102_67">.</text:span><text:span text:style-name="T102_68">apk</text:span><text:span text:style-name="T102_69">,<text:s/></text:span><text:span text:style-name="T102_70">para</text:span><text:span text:style-name="T102_71"><text:s/></text:span><text:span text:style-name="T102_72">uma</text:span><text:span text:style-name="T102_73"><text:s/></text:span><text:span text:style-name="T102_74">pasta</text:span><text:span text:style-name="T102_75"><text:s/></text:span><text:span text:style-name="T102_76">do</text:span><text:span text:style-name="T102_77"><text:s/></text:span><text:span text:style-name="T102_78">seu</text:span><text:span text:style-name="T102_79"><text:s/></text:span><text:span text:style-name="T102_80">dispositivo</text:span><text:span text:style-name="T102_81">.</text:span></text:p>
      <text:p text:style-name="P103"/>
      <text:p text:style-name="P104"><text:span text:style-name="T104_1"><text:tab/></text:span><text:span text:style-name="T104_2">Em</text:span><text:span text:style-name="T104_3"><text:s/></text:span><text:span text:style-name="T104_4">seguida</text:span><text:span text:style-name="T104_5"><text:s/></text:span><text:span text:style-name="T104_6">é</text:span><text:span text:style-name="T104_7"><text:s/></text:span><text:span text:style-name="T104_8">necessário</text:span><text:span text:style-name="T104_9"><text:s/></text:span><text:span text:style-name="T104_10">ir</text:span><text:span text:style-name="T104_11"><text:s/></text:span><text:span text:style-name="T104_12">em</text:span><text:span text:style-name="T104_13"><text:s/></text:span><text:span text:style-name="T104_14">Configurações</text:span><text:span text:style-name="T104_15">/</text:span><text:span text:style-name="T104_16">Aplicações</text:span><text:span text:style-name="T104_17">/<text:s/></text:span><text:span text:style-name="T104_18">e</text:span><text:span text:style-name="T104_19"><text:s/></text:span><text:span text:style-name="T104_20">habilitar</text:span><text:span text:style-name="T104_21"><text:s/></text:span><text:span text:style-name="T104_22">a</text:span><text:span text:style-name="T104_23"><text:s/></text:span><text:span text:style-name="T104_24">opção</text:span><text:span text:style-name="T104_25"><text:s/>“</text:span><text:span text:style-name="T104_26">Fontes</text:span><text:span text:style-name="T104_27"><text:s/></text:span><text:span text:style-name="T104_28">desconhecidas</text:span><text:span text:style-name="T104_29">:<text:s/></text:span><text:span text:style-name="T104_30">Permitir</text:span><text:span text:style-name="T104_31"><text:s/></text:span><text:span text:style-name="T104_32">a</text:span><text:span text:style-name="T104_33"><text:s/></text:span><text:span text:style-name="T104_34">instalação</text:span><text:span text:style-name="T104_35"><text:s/></text:span><text:span text:style-name="T104_36">de</text:span><text:span text:style-name="T104_37"><text:s/></text:span><text:span text:style-name="T104_38">aplicações</text:span><text:span text:style-name="T104_39"><text:s/></text:span><text:span text:style-name="T104_40">não</text:span><text:span text:style-name="T104_41"><text:s/></text:span><text:span text:style-name="T104_42">Market</text:span><text:span text:style-name="T104_43">.”<text:s/></text:span><text:span text:style-name="T104_44">para</text:span><text:span text:style-name="T104_45"><text:s/></text:span><text:span text:style-name="T104_46">permitir</text:span><text:span text:style-name="T104_47"><text:s/></text:span><text:span text:style-name="T104_48">que</text:span><text:span text:style-name="T104_49"><text:s/></text:span><text:span text:style-name="T104_50">programas</text:span><text:span text:style-name="T104_51"><text:s/></text:span><text:span text:style-name="T104_52">fora</text:span><text:span text:style-name="T104_53"><text:s/></text:span><text:span text:style-name="T104_54">do</text:span><text:span text:style-name="T104_55"><text:s/></text:span><text:span text:style-name="T104_56">google</text:span><text:span text:style-name="T104_57"><text:s/></text:span><text:span text:style-name="T104_58">play</text:span><text:span text:style-name="T104_59"><text:s/></text:span><text:span text:style-name="T104_60">possam</text:span><text:span text:style-name="T104_61"><text:s/></text:span><text:span text:style-name="T104_62">ser</text:span><text:span text:style-name="T104_63"><text:s/></text:span><text:span text:style-name="T104_64">instalados</text:span><text:span text:style-name="T104_65">.<text:s/></text:span><text:span text:style-name="T104_66">Após</text:span><text:span text:style-name="T104_67"><text:s/></text:span><text:span text:style-name="T104_68">isso</text:span><text:span text:style-name="T104_69"><text:s/></text:span><text:span text:style-name="T104_70">basta</text:span><text:span text:style-name="T104_71"><text:s/></text:span><text:span text:style-name="T104_72">acessar</text:span><text:span text:style-name="T104_73"><text:s/></text:span><text:span text:style-name="T104_74">a</text:span><text:span text:style-name="T104_75"><text:s/></text:span><text:span text:style-name="T104_76">pasta</text:span><text:span text:style-name="T104_77"><text:s/></text:span><text:span text:style-name="T104_78">para</text:span><text:span text:style-name="T104_79"><text:s/></text:span><text:span text:style-name="T104_80">a</text:span><text:span text:style-name="T104_81"><text:s/></text:span><text:span text:style-name="T104_82">qual</text:span><text:span text:style-name="T104_83"><text:s/></text:span><text:span text:style-name="T104_84">o</text:span><text:span text:style-name="T104_85"><text:s/></text:span><text:span text:style-name="T104_86">instalador</text:span><text:span text:style-name="T104_87"><text:s/></text:span><text:span text:style-name="T104_88">foi</text:span><text:span text:style-name="T104_89"><text:s/></text:span><text:span text:style-name="T104_90">transferido</text:span><text:span text:style-name="T104_91">,<text:s/></text:span><text:span text:style-name="T104_92">clicar</text:span><text:span text:style-name="T104_93"><text:s/></text:span><text:span text:style-name="T104_94">no</text:span><text:span text:style-name="T104_95"><text:s/></text:span><text:span text:style-name="T104_96">ícone</text:span><text:span text:style-name="T104_97"><text:s/></text:span><text:span text:style-name="T104_98">do</text:span><text:span text:style-name="T104_99"><text:s/></text:span><text:span text:style-name="T104_100">instalador</text:span><text:span text:style-name="T104_101"><text:s/></text:span><text:span text:style-name="T104_102">e</text:span><text:span text:style-name="T104_103"><text:s/></text:span><text:span text:style-name="T104_104">em</text:span><text:span text:style-name="T104_105"><text:s/>“</text:span><text:span text:style-name="T104_106">Instalar</text:span><text:span text:style-name="T104_107"><text:s/></text:span><text:span text:style-name="T104_108">Pacote</text:span><text:span text:style-name="T104_109">”.<text:s/></text:span><text:span text:style-name="T104_110">Um</text:span><text:span text:style-name="T104_111"><text:s/></text:span><text:span text:style-name="T104_112">ícone</text:span><text:span text:style-name="T104_113"><text:s/></text:span><text:span text:style-name="T104_114">para</text:span><text:span text:style-name="T104_115"><text:s/></text:span><text:span text:style-name="T104_116">a</text:span><text:span text:style-name="T104_117"><text:s/></text:span><text:span text:style-name="T104_118">aplicação</text:span><text:span text:style-name="T104_119"><text:s/></text:span><text:span text:style-name="T104_120">será</text:span><text:span text:style-name="T104_121"><text:s/></text:span><text:span text:style-name="T104_122">criado</text:span><text:span text:style-name="T104_123"><text:s/></text:span><text:span text:style-name="T104_124">e</text:span><text:span text:style-name="T104_125"><text:s/></text:span><text:span text:style-name="T104_126">ao</text:span><text:span text:style-name="T104_127"><text:s/></text:span><text:span text:style-name="T104_128">clicá</text:span><text:span text:style-name="T104_129">-</text:span><text:span text:style-name="T104_130">lo</text:span><text:span text:style-name="T104_131"><text:s/></text:span><text:span text:style-name="T104_132">o</text:span><text:span text:style-name="T104_133"><text:s/></text:span><text:span text:style-name="T104_134">programa</text:span><text:span text:style-name="T104_135"><text:s/></text:span><text:span text:style-name="T104_136">abre</text:span><text:span text:style-name="T104_137">.</text:span></text:p>
      <text:p text:style-name="P105"><text:span text:style-name="T105_1"><text:tab/></text:span></text:p>
      <text:p text:style-name="P106"/>
      <text:p text:style-name="P107"/>
      <text:p text:style-name="P108"/>
      <text:p text:style-name="P109"><text:bookmark-start text:name="h.rzc6wfeswbe"/><text:bookmark-end text:name="h.rzc6wfeswbe"/><text:span text:style-name="T109_1">6<text:s/></text:span><text:span text:style-name="T109_2">Como</text:span><text:span text:style-name="T109_3"><text:s/></text:span><text:span text:style-name="T109_4">Usar</text:span></text:p>
      <text:p text:style-name="P110"/>
      <text:p text:style-name="P111"><text:span text:style-name="T111_1"><text:tab/></text:span><text:span text:style-name="T111_2">O</text:span><text:span text:style-name="T111_3"><text:s/></text:span><text:span text:style-name="T111_4">usuário</text:span><text:span text:style-name="T111_5"><text:s/></text:span><text:span text:style-name="T111_6">necessita</text:span><text:span text:style-name="T111_7"><text:s/></text:span><text:span text:style-name="T111_8">estar</text:span><text:span text:style-name="T111_9"><text:s/></text:span><text:span text:style-name="T111_10">com</text:span><text:span text:style-name="T111_11"><text:s/></text:span><text:span text:style-name="T111_12">a</text:span><text:span text:style-name="T111_13"><text:s/></text:span><text:span text:style-name="T111_14">aplicação</text:span><text:span text:style-name="T111_15"><text:s/></text:span><text:span text:style-name="T111_16">instalada</text:span><text:span text:style-name="T111_17"><text:s/></text:span><text:span text:style-name="T111_18">em</text:span><text:span text:style-name="T111_19"><text:s/></text:span><text:span text:style-name="T111_20">um</text:span><text:span text:style-name="T111_21"><text:s/></text:span><text:span text:style-name="T111_22">smartphone</text:span><text:span text:style-name="T111_23"><text:s/></text:span><text:span text:style-name="T111_24">compatível</text:span><text:span text:style-name="T111_25"><text:s/></text:span><text:span text:style-name="T111_26">com</text:span><text:span text:style-name="T111_27"><text:s/></text:span><text:span text:style-name="T111_28">pelo</text:span><text:span text:style-name="T111_29"><text:s/></text:span><text:span text:style-name="T111_30">menos</text:span><text:span text:style-name="T111_31"><text:s/></text:span><text:span text:style-name="T111_32">a</text:span><text:span text:style-name="T111_33"><text:s/></text:span><text:span text:style-name="T111_34">versão</text:span><text:span text:style-name="T111_35"><text:s/>2.3.3<text:s/></text:span><text:span text:style-name="T111_36">do</text:span><text:span text:style-name="T111_37"><text:s/></text:span><text:span text:style-name="T111_38">Android</text:span><text:span text:style-name="T111_39">.<text:s/></text:span><text:span text:style-name="T111_40">Ao</text:span><text:span text:style-name="T111_41"><text:s/></text:span><text:span text:style-name="T111_42">iniciar</text:span><text:span text:style-name="T111_43"><text:s/></text:span><text:span text:style-name="T111_44">a</text:span><text:span text:style-name="T111_45"><text:s/></text:span><text:span text:style-name="T111_46">aplicação</text:span><text:span text:style-name="T111_47"><text:s/></text:span><text:span text:style-name="T111_48">o</text:span><text:span text:style-name="T111_49"><text:s/></text:span><text:span text:style-name="T111_50">usuário</text:span><text:span text:style-name="T111_51"><text:s/></text:span><text:span text:style-name="T111_52">deve</text:span><text:span text:style-name="T111_53"><text:s/></text:span><text:span text:style-name="T111_54">marcar</text:span><text:span text:style-name="T111_55"><text:s/></text:span><text:span text:style-name="T111_56">a</text:span><text:span text:style-name="T111_57"><text:s/></text:span><text:span text:style-name="T111_58">posição</text:span><text:span text:style-name="T111_59"><text:s/></text:span><text:span text:style-name="T111_60">do</text:span><text:span text:style-name="T111_61"><text:s/></text:span><text:span text:style-name="T111_62">seu</text:span><text:span text:style-name="T111_63"><text:s/></text:span><text:span text:style-name="T111_64">carro</text:span><text:span text:style-name="T111_65">.<text:s/></text:span><text:span text:style-name="T111_66">Com</text:span><text:span text:style-name="T111_67"><text:s/></text:span><text:span text:style-name="T111_68">um</text:span><text:span text:style-name="T111_69"><text:s/></text:span><text:span text:style-name="T111_70">clique</text:span><text:span text:style-name="T111_71"><text:s/></text:span><text:span text:style-name="T111_72">longo</text:span><text:span text:style-name="T111_73"><text:s/></text:span><text:span text:style-name="T111_74">na</text:span><text:span text:style-name="T111_75"><text:s/></text:span><text:span text:style-name="T111_76">tela</text:span><text:span text:style-name="T111_77"><text:s/></text:span><text:span text:style-name="T111_78">um</text:span><text:span text:style-name="T111_79"><text:s/></text:span><text:span text:style-name="T111_80">marcador</text:span><text:span text:style-name="T111_81"><text:s/></text:span><text:span text:style-name="T111_82">é</text:span><text:span text:style-name="T111_83"><text:s/></text:span><text:span text:style-name="T111_84">inserido</text:span><text:span text:style-name="T111_85"><text:s/></text:span><text:span text:style-name="T111_86">com</text:span><text:span text:style-name="T111_87"><text:s/></text:span><text:span text:style-name="T111_88">um</text:span><text:span text:style-name="T111_89"><text:s/></text:span><text:span text:style-name="T111_90">label</text:span><text:span text:style-name="T111_91">,<text:s/></text:span><text:span text:style-name="T111_92">indicando</text:span><text:span text:style-name="T111_93"><text:s/></text:span><text:span text:style-name="T111_94">que</text:span><text:span text:style-name="T111_95"><text:s/></text:span><text:span text:style-name="T111_96">o</text:span><text:span text:style-name="T111_97"><text:s/></text:span><text:span text:style-name="T111_98">marcador</text:span><text:span text:style-name="T111_99"><text:s/></text:span><text:span text:style-name="T111_100">se</text:span><text:span text:style-name="T111_101"><text:s/></text:span><text:span text:style-name="T111_102">refere</text:span><text:span text:style-name="T111_103"><text:s/></text:span><text:span text:style-name="T111_104">ao</text:span><text:span text:style-name="T111_105"><text:s/></text:span><text:span text:style-name="T111_106">carro</text:span><text:span text:style-name="T111_107">.<text:s/></text:span><text:span text:style-name="T111_108">Após</text:span><text:span text:style-name="T111_109"><text:s/></text:span><text:span text:style-name="T111_110">se</text:span><text:span text:style-name="T111_111"><text:s/></text:span><text:span text:style-name="T111_112">deslocar</text:span><text:span text:style-name="T111_113"><text:s/></text:span><text:span text:style-name="T111_114">da</text:span><text:span text:style-name="T111_115"><text:s/></text:span><text:span text:style-name="T111_116">sua</text:span><text:span text:style-name="T111_117"><text:s/></text:span><text:span text:style-name="T111_118">posição</text:span><text:span text:style-name="T111_119"><text:s/></text:span><text:span text:style-name="T111_120">de</text:span><text:span text:style-name="T111_121"><text:s/></text:span><text:span text:style-name="T111_122">origem</text:span><text:span text:style-name="T111_123"><text:s/></text:span><text:span text:style-name="T111_124">o</text:span><text:span text:style-name="T111_125"><text:s/></text:span><text:span text:style-name="T111_126">usuário</text:span><text:span text:style-name="T111_127">,<text:s/></text:span><text:span text:style-name="T111_128">na</text:span><text:span text:style-name="T111_129"><text:s/></text:span><text:span text:style-name="T111_130">sua</text:span><text:span text:style-name="T111_131"><text:s/></text:span><text:span text:style-name="T111_132">nova</text:span><text:span text:style-name="T111_133"><text:s/></text:span><text:span text:style-name="T111_134">posição</text:span><text:span text:style-name="T111_135">,<text:s/></text:span><text:span text:style-name="T111_136">clica</text:span><text:span text:style-name="T111_137"><text:s/></text:span><text:span text:style-name="T111_138">na</text:span><text:span text:style-name="T111_139"><text:s/></text:span><text:span text:style-name="T111_140">opção</text:span><text:span text:style-name="T111_141"><text:s/>“</text:span><text:span text:style-name="T111_142">Calcular</text:span><text:span text:style-name="T111_143"><text:s/></text:span><text:span text:style-name="T111_144">rota</text:span><text:span text:style-name="T111_145">”<text:s/></text:span><text:span text:style-name="T111_146">para</text:span><text:span text:style-name="T111_147"><text:s/></text:span><text:span text:style-name="T111_148">ir</text:span><text:span text:style-name="T111_149"><text:s/></text:span><text:span text:style-name="T111_150">ao</text:span><text:span text:style-name="T111_151"><text:s/></text:span><text:span text:style-name="T111_152">encontro</text:span><text:span text:style-name="T111_153"><text:s/></text:span><text:span text:style-name="T111_154">do</text:span><text:span text:style-name="T111_155"><text:s/></text:span><text:span text:style-name="T111_156">seu</text:span><text:span text:style-name="T111_157"><text:s/></text:span><text:span text:style-name="T111_158">carro</text:span><text:span text:style-name="T111_159">.<text:s/></text:span><text:span text:style-name="T111_160">Uma</text:span><text:span text:style-name="T111_161"><text:s/></text:span><text:span text:style-name="T111_162">requisição</text:span><text:span text:style-name="T111_163"><text:s/></text:span><text:span text:style-name="T111_164">http</text:span><text:span text:style-name="T111_165"><text:s/></text:span><text:span text:style-name="T111_166">é</text:span><text:span text:style-name="T111_167"><text:s/></text:span><text:span text:style-name="T111_168">feita</text:span><text:span text:style-name="T111_169"><text:s/></text:span><text:span text:style-name="T111_170">aos</text:span><text:span text:style-name="T111_171"><text:s/></text:span><text:span text:style-name="T111_172">servidores</text:span><text:span text:style-name="T111_173"><text:s/></text:span><text:span text:style-name="T111_174">da</text:span><text:span text:style-name="T111_175"><text:s/></text:span><text:span text:style-name="T111_176">google</text:span><text:span text:style-name="T111_177"><text:s/></text:span><text:span text:style-name="T111_178">e</text:span><text:span text:style-name="T111_179"><text:s/></text:span><text:span text:style-name="T111_180">a</text:span><text:span text:style-name="T111_181"><text:s/></text:span><text:span text:style-name="T111_182">resposta</text:span><text:span text:style-name="T111_183"><text:s/></text:span><text:span text:style-name="T111_184">fornece</text:span><text:span text:style-name="T111_185"><text:s/></text:span><text:span text:style-name="T111_186">a</text:span><text:span text:style-name="T111_187"><text:s/></text:span><text:span text:style-name="T111_188">rota</text:span><text:span text:style-name="T111_189"><text:s/></text:span><text:span text:style-name="T111_190">calculada</text:span><text:span text:style-name="T111_191"><text:s/></text:span><text:span text:style-name="T111_192">e</text:span><text:span text:style-name="T111_193"><text:s/></text:span><text:span text:style-name="T111_194">a</text:span><text:span text:style-name="T111_195"><text:s/></text:span><text:span text:style-name="T111_196">aplicação</text:span><text:span text:style-name="T111_197"><text:s/></text:span><text:span text:style-name="T111_198">desenha</text:span><text:span text:style-name="T111_199"><text:s/></text:span><text:span text:style-name="T111_200">a</text:span><text:span text:style-name="T111_201"><text:s/></text:span><text:span text:style-name="T111_202">rota</text:span><text:span text:style-name="T111_203"><text:s/></text:span><text:span text:style-name="T111_204">sobre</text:span><text:span text:style-name="T111_205"><text:s/></text:span><text:span text:style-name="T111_206">o</text:span><text:span text:style-name="T111_207"><text:s/></text:span><text:span text:style-name="T111_208">mapa</text:span><text:span text:style-name="T111_209">.<text:s/></text:span></text:p>
      <text:p text:style-name="P112"/>
      <text:p text:style-name="P113"/>
      <text:p text:style-name="P114"><text:bookmark-start text:name="h.kx0wai5bm4kd"/><text:bookmark-end text:name="h.kx0wai5bm4kd"/><text:span text:style-name="T114_1">7<text:s/></text:span><text:span text:style-name="T114_2">Referências</text:span></text:p>
      <text:p text:style-name="P115"/>
      <text:p text:style-name="P116"><text:span text:style-name="T116_1">API</text:span><text:span text:style-name="T116_2"><text:s/></text:span><text:span text:style-name="T116_3">Google</text:span><text:span text:style-name="T116_4"><text:s/></text:span><text:span text:style-name="T116_5">Maps</text:span><text:span text:style-name="T116_6"><text:s/></text:span><text:span text:style-name="T116_7">v</text:span><text:span text:style-name="T116_8">2:<text:s/></text:span><text:span text:style-name="T116_9"><text:a xlink:type="simple" xlink:href="https://developers.google.com/maps/documentation/android/"><text:span text:style-name="T116_10">https</text:span></text:a></text:span><text:span text:style-name="T116_11"><text:a xlink:type="simple" xlink:href="https://developers.google.com/maps/documentation/android/"><text:span text:style-name="T116_12">://</text:span></text:a></text:span><text:span text:style-name="T116_13"><text:a xlink:type="simple" xlink:href="https://developers.google.com/maps/documentation/android/"><text:span text:style-name="T116_14">developers</text:span></text:a></text:span><text:span text:style-name="T116_15"><text:a xlink:type="simple" xlink:href="https://developers.google.com/maps/documentation/android/"><text:span text:style-name="T116_16">.</text:span></text:a></text:span><text:span text:style-name="T116_17"><text:a xlink:type="simple" xlink:href="https://developers.google.com/maps/documentation/android/"><text:span text:style-name="T116_18">google</text:span></text:a></text:span><text:span text:style-name="T116_19"><text:a xlink:type="simple" xlink:href="https://developers.google.com/maps/documentation/android/"><text:span text:style-name="T116_20">.</text:span></text:a></text:span><text:span text:style-name="T116_21"><text:a xlink:type="simple" xlink:href="https://developers.google.com/maps/documentation/android/"><text:span text:style-name="T116_22">com</text:span></text:a></text:span><text:span text:style-name="T116_23"><text:a xlink:type="simple" xlink:href="https://developers.google.com/maps/documentation/android/"><text:span text:style-name="T116_24">/</text:span></text:a></text:span><text:span text:style-name="T116_25"><text:a xlink:type="simple" xlink:href="https://developers.google.com/maps/documentation/android/"><text:span text:style-name="T116_26">maps</text:span></text:a></text:span><text:span text:style-name="T116_27"><text:a xlink:type="simple" xlink:href="https://developers.google.com/maps/documentation/android/"><text:span text:style-name="T116_28">/</text:span></text:a></text:span><text:span text:style-name="T116_29"><text:a xlink:type="simple" xlink:href="https://developers.google.com/maps/documentation/android/"><text:span text:style-name="T116_30">documentation</text:span></text:a></text:span><text:span text:style-name="T116_31"><text:a xlink:type="simple" xlink:href="https://developers.google.com/maps/documentation/android/"><text:span text:style-name="T116_32">/</text:span></text:a></text:span><text:span text:style-name="T116_33"><text:a xlink:type="simple" xlink:href="https://developers.google.com/maps/documentation/android/"><text:span text:style-name="T116_34">android</text:span></text:a></text:span><text:span text:style-name="T116_35"><text:a xlink:type="simple" xlink:href="https://developers.google.com/maps/documentation/android/"><text:span text:style-name="T116_36">/</text:span></text:a></text:span><text:span text:style-name="T116_37">.<text:s/></text:span><text:span text:style-name="T116_38">Acesso</text:span><text:span text:style-name="T116_39"><text:s/></text:span><text:span text:style-name="T116_40">em</text:span><text:span text:style-name="T116_41">:<text:s/>21/06/2013.</text:span></text:p>
      <text:p text:style-name="P117"/>
      <text:p text:style-name="P118"><text:span text:style-name="T118_1">Algoritmo</text:span><text:span text:style-name="T118_2"><text:s/></text:span><text:span text:style-name="T118_3">para</text:span><text:span text:style-name="T118_4"><text:s/></text:span><text:span text:style-name="T118_5">calcular</text:span><text:span text:style-name="T118_6"><text:s/></text:span><text:span text:style-name="T118_7">rota</text:span><text:span text:style-name="T118_8">:<text:s/></text:span><text:span text:style-name="T118_9"><text:a xlink:type="simple" xlink:href="http://stackoverflow.com/questions/14495030/google-map-api-v2-get-driving-directions"><text:span text:style-name="T118_10">http</text:span></text:a></text:span><text:span text:style-name="T118_11"><text:a xlink:type="simple" xlink:href="http://stackoverflow.com/questions/14495030/google-map-api-v2-get-driving-directions"><text:span text:style-name="T118_12">://</text:span></text:a></text:span><text:span text:style-name="T118_13"><text:a xlink:type="simple" xlink:href="http://stackoverflow.com/questions/14495030/google-map-api-v2-get-driving-directions"><text:span text:style-name="T118_14">stackoverflow</text:span></text:a></text:span><text:span text:style-name="T118_15"><text:a xlink:type="simple" xlink:href="http://stackoverflow.com/questions/14495030/google-map-api-v2-get-driving-directions"><text:span text:style-name="T118_16">.</text:span></text:a></text:span><text:span text:style-name="T118_17"><text:a xlink:type="simple" xlink:href="http://stackoverflow.com/questions/14495030/google-map-api-v2-get-driving-directions"><text:span text:style-name="T118_18">com</text:span></text:a></text:span><text:span text:style-name="T118_19"><text:a xlink:type="simple" xlink:href="http://stackoverflow.com/questions/14495030/google-map-api-v2-get-driving-directions"><text:span text:style-name="T118_20">/</text:span></text:a></text:span><text:span text:style-name="T118_21"><text:a xlink:type="simple" xlink:href="http://stackoverflow.com/questions/14495030/google-map-api-v2-get-driving-directions"><text:span text:style-name="T118_22">questions</text:span></text:a></text:span><text:span text:style-name="T118_23"><text:a xlink:type="simple" xlink:href="http://stackoverflow.com/questions/14495030/google-map-api-v2-get-driving-directions"><text:span text:style-name="T118_24">/14495030/</text:span></text:a></text:span><text:span text:style-name="T118_25"><text:a xlink:type="simple" xlink:href="http://stackoverflow.com/questions/14495030/google-map-api-v2-get-driving-directions"><text:span text:style-name="T118_26">google</text:span></text:a></text:span><text:span text:style-name="T118_27"><text:a xlink:type="simple" xlink:href="http://stackoverflow.com/questions/14495030/google-map-api-v2-get-driving-directions"><text:span text:style-name="T118_28">-</text:span></text:a></text:span><text:span text:style-name="T118_29"><text:a xlink:type="simple" xlink:href="http://stackoverflow.com/questions/14495030/google-map-api-v2-get-driving-directions"><text:span text:style-name="T118_30">map</text:span></text:a></text:span><text:span text:style-name="T118_31"><text:a xlink:type="simple" xlink:href="http://stackoverflow.com/questions/14495030/google-map-api-v2-get-driving-directions"><text:span text:style-name="T118_32">-</text:span></text:a></text:span><text:span text:style-name="T118_33"><text:a xlink:type="simple" xlink:href="http://stackoverflow.com/questions/14495030/google-map-api-v2-get-driving-directions"><text:span text:style-name="T118_34">api</text:span></text:a></text:span><text:span text:style-name="T118_35"><text:a xlink:type="simple" xlink:href="http://stackoverflow.com/questions/14495030/google-map-api-v2-get-driving-directions"><text:span text:style-name="T118_36">-<text:s/></text:span></text:a></text:span><text:span text:style-name="T118_37"><text:a xlink:type="simple" xlink:href="http://stackoverflow.com/questions/14495030/google-map-api-v2-get-driving-directions"><text:span text:style-name="T118_38">v</text:span></text:a></text:span><text:span text:style-name="T118_39"><text:a xlink:type="simple" xlink:href="http://stackoverflow.com/questions/14495030/google-map-api-v2-get-driving-directions"><text:span text:style-name="T118_40">2-</text:span></text:a></text:span><text:span text:style-name="T118_41"><text:a xlink:type="simple" xlink:href="http://stackoverflow.com/questions/14495030/google-map-api-v2-get-driving-directions"><text:span text:style-name="T118_42">get</text:span></text:a></text:span><text:span text:style-name="T118_43"><text:a xlink:type="simple" xlink:href="http://stackoverflow.com/questions/14495030/google-map-api-v2-get-driving-directions"><text:span text:style-name="T118_44">-</text:span></text:a></text:span><text:span text:style-name="T118_45"><text:a xlink:type="simple" xlink:href="http://stackoverflow.com/questions/14495030/google-map-api-v2-get-driving-directions"><text:span text:style-name="T118_46">driving</text:span></text:a></text:span><text:span text:style-name="T118_47"><text:a xlink:type="simple" xlink:href="http://stackoverflow.com/questions/14495030/google-map-api-v2-get-driving-directions"><text:span text:style-name="T118_48">-</text:span></text:a></text:span><text:span text:style-name="T118_49"><text:a xlink:type="simple" xlink:href="http://stackoverflow.com/questions/14495030/google-map-api-v2-get-driving-directions"><text:span text:style-name="T118_50">directions</text:span></text:a></text:span><text:span text:style-name="T118_51">.<text:s/></text:span><text:span text:style-name="T118_52">Acesso</text:span><text:span text:style-name="T118_53"><text:s/></text:span><text:span text:style-name="T118_54">em</text:span><text:span text:style-name="T118_55">:<text:s/>23/06/2013.</text:span></text:p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